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1">
            <text:p>11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13">
            <text:p>11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14">
            <text:p>21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592">
            <text:p>1059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893">
            <text:p>1089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069">
            <text:p>1206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29">
            <text:p>2020-12-2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5 - 1.13)">
            <text:p>(0.55 - 1.1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3">
            <text:p>0.9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61.875">
            <text:p>261.875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6534181240064">
            <text:p>0.0166534181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883054265104">
            <text:p>1.0588305427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99.875">
            <text:p>299.87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205901538039">
            <text:p>0.0205901538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7289648900364">
            <text:p>1.072896489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34.0094081404377">
            <text:p>34.009408140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325">
            <text:p>32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208681135225376">
            <text:p>0.0208681135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7389193452638">
            <text:p>1.073891934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33.5609935065121">
            <text:p>33.560993506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37">
            <text:p>137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122825892056661">
            <text:p>0.0122825892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4328475173512">
            <text:p>1.0432847517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605">
            <text:p>10605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127.75">
            <text:p>127.7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12046204620462">
            <text:p>0.0120462046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424461338213">
            <text:p>1.0424461338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842">
            <text:p>10842</text:p>
          </table:table-cell>
          <table:table-cell office:value-type="float" office:value="15477">
            <text:p>15477</text:p>
          </table:table-cell>
          <table:table-cell office:value-type="float" office:value="336.625">
            <text:p>336.625</text:p>
          </table:table-cell>
          <table:table-cell office:value-type="float" office:value="222.875">
            <text:p>222.875</text:p>
          </table:table-cell>
          <table:table-cell office:value-type="float" office:value="428.875">
            <text:p>428.875</text:p>
          </table:table-cell>
          <table:table-cell office:value-type="float" office:value="0.0439114270806157">
            <text:p>0.0439114271</text:p>
          </table:table-cell>
          <table:table-cell office:value-type="float" office:value="0.0205566316177827">
            <text:p>0.0205566316</text:p>
          </table:table-cell>
          <table:table-cell office:value-type="float" office:value="0.027710473605996">
            <text:p>0.0277104736</text:p>
          </table:table-cell>
          <table:table-cell office:value-type="float" office:value="1.15746929310154">
            <text:p>1.1574692931</text:p>
          </table:table-cell>
          <table:table-cell office:value-type="float" office:value="1.07277645786504">
            <text:p>1.0727764579</text:p>
          </table:table-cell>
          <table:table-cell office:value-type="float" office:value="1.09849168350202">
            <text:p>1.0984916835</text:p>
          </table:table-cell>
          <table:table-cell office:value-type="float" office:value="16.1292121445056">
            <text:p>16.1292121445</text:p>
          </table:table-cell>
          <table:table-cell office:value-type="float" office:value="34.0643067391408">
            <text:p>34.0643067391</text:p>
          </table:table-cell>
          <table:table-cell office:value-type="float" office:value="25.3589007140054">
            <text:p>25.35890071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180">
            <text:p>180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907">
            <text:p>16907</text:p>
          </table:table-cell>
          <table:table-cell office:value-type="float" office:value="326.125">
            <text:p>326.125</text:p>
          </table:table-cell>
          <table:table-cell office:value-type="float" office:value="249.125">
            <text:p>249.125</text:p>
          </table:table-cell>
          <table:table-cell office:value-type="float" office:value="326.25">
            <text:p>326.25</text:p>
          </table:table-cell>
          <table:table-cell office:value-type="float" office:value="0.0391600624399616">
            <text:p>0.0391600624</text:p>
          </table:table-cell>
          <table:table-cell office:value-type="float" office:value="0.0221996970237034">
            <text:p>0.022199697</text:p>
          </table:table-cell>
          <table:table-cell office:value-type="float" office:value="0.0192967409948542">
            <text:p>0.019296741</text:p>
          </table:table-cell>
          <table:table-cell office:value-type="float" office:value="1.14006589910086">
            <text:p>1.1400658991</text:p>
          </table:table-cell>
          <table:table-cell office:value-type="float" office:value="1.07866487961693">
            <text:p>1.0786648796</text:p>
          </table:table-cell>
          <table:table-cell office:value-type="float" office:value="1.06826842733951">
            <text:p>1.0682684273</text:p>
          </table:table-cell>
          <table:table-cell office:value-type="float" office:value="18.0447142689557">
            <text:p>18.044714269</text:p>
          </table:table-cell>
          <table:table-cell office:value-type="float" office:value="31.5685774151721">
            <text:p>31.5685774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614">
            <text:p>17614</text:p>
          </table:table-cell>
          <table:table-cell office:value-type="float" office:value="88.5">
            <text:p>88.5</text:p>
          </table:table-cell>
          <table:table-cell office:value-type="float" office:value="333.25">
            <text:p>333.25</text:p>
          </table:table-cell>
          <table:table-cell office:value-type="float" office:value="165.625">
            <text:p>165.625</text:p>
          </table:table-cell>
          <table:table-cell office:value-type="float" office:value="0.0101888095786323">
            <text:p>0.0101888096</text:p>
          </table:table-cell>
          <table:table-cell office:value-type="float" office:value="0.0285855206724996">
            <text:p>0.0285855207</text:p>
          </table:table-cell>
          <table:table-cell office:value-type="float" office:value="0.00940303167934597">
            <text:p>0.0094030317</text:p>
          </table:table-cell>
          <table:table-cell office:value-type="float" office:value="1.03586430473285">
            <text:p>1.0358643047</text:p>
          </table:table-cell>
          <table:table-cell office:value-type="float" office:value="1.1016509010583">
            <text:p>1.1016509011</text:p>
          </table:table-cell>
          <table:table-cell office:value-type="float" office:value="1.03308390820705">
            <text:p>1.0330839082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329">
            <text:p>8329</text:p>
          </table:table-cell>
          <table:table-cell office:value-type="float" office:value="11428">
            <text:p>11428</text:p>
          </table:table-cell>
          <table:table-cell office:value-type="float" office:value="17041">
            <text:p>17041</text:p>
          </table:table-cell>
          <table:table-cell office:value-type="float" office:value="119.25">
            <text:p>119.25</text:p>
          </table:table-cell>
          <table:table-cell office:value-type="float" office:value="273.5">
            <text:p>273.5</text:p>
          </table:table-cell>
          <table:table-cell office:value-type="float" office:value="251">
            <text:p>251</text:p>
          </table:table-cell>
          <table:table-cell office:value-type="float" office:value="0.0143174450714371">
            <text:p>0.0143174451</text:p>
          </table:table-cell>
          <table:table-cell office:value-type="float" office:value="0.0239324466223311">
            <text:p>0.0239324466</text:p>
          </table:table-cell>
          <table:table-cell office:value-type="float" office:value="0.0147291825597089">
            <text:p>0.0147291826</text:p>
          </table:table-cell>
          <table:table-cell office:value-type="float" office:value="1.05051283664744">
            <text:p>1.0505128366</text:p>
          </table:table-cell>
          <table:table-cell office:value-type="float" office:value="1.08488617670077">
            <text:p>1.0848861767</text:p>
          </table:table-cell>
          <table:table-cell office:value-type="float" office:value="1.05197735864398">
            <text:p>1.0519773586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422">
            <text:p>11422</text:p>
          </table:table-cell>
          <table:table-cell office:value-type="float" office:value="17773">
            <text:p>17773</text:p>
          </table:table-cell>
          <table:table-cell office:value-type="float" office:value="172">
            <text:p>172</text:p>
          </table:table-cell>
          <table:table-cell office:value-type="float" office:value="333">
            <text:p>333</text:p>
          </table:table-cell>
          <table:table-cell office:value-type="float" office:value="410.375">
            <text:p>410.375</text:p>
          </table:table-cell>
          <table:table-cell office:value-type="float" office:value="0.0205030396948385">
            <text:p>0.0205030397</text:p>
          </table:table-cell>
          <table:table-cell office:value-type="float" office:value="0.0291542637016284">
            <text:p>0.0291542637</text:p>
          </table:table-cell>
          <table:table-cell office:value-type="float" office:value="0.0230897991335171">
            <text:p>0.0230897991</text:p>
          </table:table-cell>
          <table:table-cell office:value-type="float" office:value="1.07258457321992">
            <text:p>1.0725845732</text:p>
          </table:table-cell>
          <table:table-cell office:value-type="float" office:value="1.10370586629599">
            <text:p>1.1037058663</text:p>
          </table:table-cell>
          <table:table-cell office:value-type="float" office:value="1.0818592490624">
            <text:p>1.0818592491</text:p>
          </table:table-cell>
          <table:table-cell office:value-type="float" office:value="34.152446027942">
            <text:p>34.1524460279</text:p>
          </table:table-cell>
          <table:table-cell office:value-type="float" office:value="24.1200701235332">
            <text:p>24.1200701235</text:p>
          </table:table-cell>
          <table:table-cell office:value-type="float" office:value="30.3648830463034">
            <text:p>30.364883046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662">
            <text:p>12662</text:p>
          </table:table-cell>
          <table:table-cell office:value-type="float" office:value="17740">
            <text:p>17740</text:p>
          </table:table-cell>
          <table:table-cell office:value-type="float" office:value="226.25">
            <text:p>226.25</text:p>
          </table:table-cell>
          <table:table-cell office:value-type="float" office:value="225.125">
            <text:p>225.125</text:p>
          </table:table-cell>
          <table:table-cell office:value-type="float" office:value="126.5">
            <text:p>126.5</text:p>
          </table:table-cell>
          <table:table-cell office:value-type="float" office:value="0.02534446062507">
            <text:p>0.0253444606</text:p>
          </table:table-cell>
          <table:table-cell office:value-type="float" office:value="0.0177795766861475">
            <text:p>0.0177795767</text:p>
          </table:table-cell>
          <table:table-cell office:value-type="float" office:value="0.00713077790304397">
            <text:p>0.0071307779</text:p>
          </table:table-cell>
          <table:table-cell office:value-type="float" office:value="1.08996460188912">
            <text:p>1.0899646019</text:p>
          </table:table-cell>
          <table:table-cell office:value-type="float" office:value="1.06284810056191">
            <text:p>1.0628481006</text:p>
          </table:table-cell>
          <table:table-cell office:value-type="float" office:value="1.02505738472792">
            <text:p>1.0250573847</text:p>
          </table:table-cell>
          <table:table-cell office:value-type="float" office:value="27.6941881427529">
            <text:p>27.69418814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92">
            <text:p>192</text:p>
          </table:table-cell>
          <table:table-cell office:value-type="float" office:value="8686">
            <text:p>8686</text:p>
          </table:table-cell>
          <table:table-cell office:value-type="float" office:value="12462">
            <text:p>12462</text:p>
          </table:table-cell>
          <table:table-cell office:value-type="float" office:value="17071">
            <text:p>17071</text:p>
          </table:table-cell>
          <table:table-cell office:value-type="float" office:value="88.5">
            <text:p>88.5</text:p>
          </table:table-cell>
          <table:table-cell office:value-type="float" office:value="93.75">
            <text:p>93.75</text:p>
          </table:table-cell>
          <table:table-cell office:value-type="float" office:value="205.375">
            <text:p>205.375</text:p>
          </table:table-cell>
          <table:table-cell office:value-type="float" office:value="0.0101888095786323">
            <text:p>0.0101888096</text:p>
          </table:table-cell>
          <table:table-cell office:value-type="float" office:value="0.00752286952335099">
            <text:p>0.0075228695</text:p>
          </table:table-cell>
          <table:table-cell office:value-type="float" office:value="0.0120306367523871">
            <text:p>0.0120306368</text:p>
          </table:table-cell>
          <table:table-cell office:value-type="float" office:value="1.03586430473285">
            <text:p>1.0358643047</text:p>
          </table:table-cell>
          <table:table-cell office:value-type="float" office:value="1.02644096672082">
            <text:p>1.0264409667</text:p>
          </table:table-cell>
          <table:table-cell office:value-type="float" office:value="1.04239091162586">
            <text:p>1.04239091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2386">
            <text:p>12386</text:p>
          </table:table-cell>
          <table:table-cell office:value-type="float" office:value="17447">
            <text:p>17447</text:p>
          </table:table-cell>
          <table:table-cell office:value-type="float" office:value="119.25">
            <text:p>119.25</text:p>
          </table:table-cell>
          <table:table-cell office:value-type="float" office:value="218">
            <text:p>218</text:p>
          </table:table-cell>
          <table:table-cell office:value-type="float" office:value="354.75">
            <text:p>354.75</text:p>
          </table:table-cell>
          <table:table-cell office:value-type="float" office:value="0.0143174450714371">
            <text:p>0.0143174451</text:p>
          </table:table-cell>
          <table:table-cell office:value-type="float" office:value="0.0176005167124172">
            <text:p>0.0176005167</text:p>
          </table:table-cell>
          <table:table-cell office:value-type="float" office:value="0.0203330085401502">
            <text:p>0.0203330085</text:p>
          </table:table-cell>
          <table:table-cell office:value-type="float" office:value="1.05051283664744">
            <text:p>1.0505128366</text:p>
          </table:table-cell>
          <table:table-cell office:value-type="float" office:value="1.06220897374301">
            <text:p>1.0622089737</text:p>
          </table:table-cell>
          <table:table-cell office:value-type="float" office:value="1.07197585511366">
            <text:p>1.0719758551</text:p>
          </table:table-cell>
          <table:table-cell table:number-columns-repeated="2" office:value-type="float" office:value="0">
            <text:p>0</text:p>
          </table:table-cell>
          <table:table-cell office:value-type="float" office:value="34.4351610301635">
            <text:p>34.435161030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263">
            <text:p>263</text:p>
          </table:table-cell>
          <table:table-cell table:number-columns-repeated="2" office:value-type="float" office:value="171">
            <text:p>171</text:p>
          </table:table-cell>
          <table:table-cell office:value-type="float" office:value="8812">
            <text:p>8812</text:p>
          </table:table-cell>
          <table:table-cell office:value-type="float" office:value="12836">
            <text:p>12836</text:p>
          </table:table-cell>
          <table:table-cell office:value-type="float" office:value="17954">
            <text:p>17954</text:p>
          </table:table-cell>
          <table:table-cell office:value-type="float" office:value="168">
            <text:p>168</text:p>
          </table:table-cell>
          <table:table-cell office:value-type="float" office:value="222.25">
            <text:p>222.25</text:p>
          </table:table-cell>
          <table:table-cell office:value-type="float" office:value="261.375">
            <text:p>261.375</text:p>
          </table:table-cell>
          <table:table-cell office:value-type="float" office:value="0.0190649114843395">
            <text:p>0.0190649115</text:p>
          </table:table-cell>
          <table:table-cell office:value-type="float" office:value="0.0173145839825491">
            <text:p>0.017314584</text:p>
          </table:table-cell>
          <table:table-cell office:value-type="float" office:value="0.0145580372061936">
            <text:p>0.0145580372</text:p>
          </table:table-cell>
          <table:table-cell office:value-type="float" office:value="1.067439593061">
            <text:p>1.0674395931</text:p>
          </table:table-cell>
          <table:table-cell office:value-type="float" office:value="1.06118864178316">
            <text:p>1.0611886418</text:p>
          </table:table-cell>
          <table:table-cell office:value-type="float" office:value="1.05136852565838">
            <text:p>1.05136852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9806">
            <text:p>9806</text:p>
          </table:table-cell>
          <table:table-cell office:value-type="float" office:value="12908">
            <text:p>12908</text:p>
          </table:table-cell>
          <table:table-cell office:value-type="float" office:value="18694">
            <text:p>18694</text:p>
          </table:table-cell>
          <table:table-cell office:value-type="float" office:value="131.5">
            <text:p>131.5</text:p>
          </table:table-cell>
          <table:table-cell office:value-type="float" office:value="138.5">
            <text:p>138.5</text:p>
          </table:table-cell>
          <table:table-cell office:value-type="float" office:value="284.875">
            <text:p>284.875</text:p>
          </table:table-cell>
          <table:table-cell office:value-type="float" office:value="0.0134101570467061">
            <text:p>0.013410157</text:p>
          </table:table-cell>
          <table:table-cell office:value-type="float" office:value="0.0107297799814069">
            <text:p>0.01072978</text:p>
          </table:table-cell>
          <table:table-cell office:value-type="float" office:value="0.0152388466887771">
            <text:p>0.0152388467</text:p>
          </table:table-cell>
          <table:table-cell office:value-type="float" office:value="1.04728802099503">
            <text:p>1.047288021</text:p>
          </table:table-cell>
          <table:table-cell office:value-type="float" office:value="1.03777988116469">
            <text:p>1.0377798812</text:p>
          </table:table-cell>
          <table:table-cell office:value-type="float" office:value="1.05379111940959">
            <text:p>1.05379111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9802">
            <text:p>9802</text:p>
          </table:table-cell>
          <table:table-cell office:value-type="float" office:value="12702">
            <text:p>12702</text:p>
          </table:table-cell>
          <table:table-cell office:value-type="float" office:value="18269">
            <text:p>18269</text:p>
          </table:table-cell>
          <table:table-cell office:value-type="float" office:value="96.5">
            <text:p>96.5</text:p>
          </table:table-cell>
          <table:table-cell office:value-type="float" office:value="217.5">
            <text:p>217.5</text:p>
          </table:table-cell>
          <table:table-cell office:value-type="float" office:value="548.125">
            <text:p>548.125</text:p>
          </table:table-cell>
          <table:table-cell office:value-type="float" office:value="0.00984492960620282">
            <text:p>0.0098449296</text:p>
          </table:table-cell>
          <table:table-cell office:value-type="float" office:value="0.0171232876712329">
            <text:p>0.0171232877</text:p>
          </table:table-cell>
          <table:table-cell office:value-type="float" office:value="0.030003010564344">
            <text:p>0.0300030106</text:p>
          </table:table-cell>
          <table:table-cell office:value-type="float" office:value="1.03464722199405">
            <text:p>1.034647222</text:p>
          </table:table-cell>
          <table:table-cell office:value-type="float" office:value="1.06050619253143">
            <text:p>1.0605061925</text:p>
          </table:table-cell>
          <table:table-cell office:value-type="float" office:value="1.10677489103534">
            <text:p>1.106774891</text:p>
          </table:table-cell>
          <table:table-cell table:number-columns-repeated="2" office:value-type="float" office:value="0">
            <text:p>0</text:p>
          </table:table-cell>
          <table:table-cell office:value-type="float" office:value="23.4474536873947">
            <text:p>23.447453687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239">
            <text:p>239</text:p>
          </table:table-cell>
          <table:table-cell office:value-type="float" office:value="9781">
            <text:p>9781</text:p>
          </table:table-cell>
          <table:table-cell office:value-type="float" office:value="12660">
            <text:p>12660</text:p>
          </table:table-cell>
          <table:table-cell office:value-type="float" office:value="19618">
            <text:p>19618</text:p>
          </table:table-cell>
          <table:table-cell office:value-type="float" office:value="214.125">
            <text:p>214.125</text:p>
          </table:table-cell>
          <table:table-cell office:value-type="float" office:value="223.5">
            <text:p>223.5</text:p>
          </table:table-cell>
          <table:table-cell office:value-type="float" office:value="754.125">
            <text:p>754.125</text:p>
          </table:table-cell>
          <table:table-cell office:value-type="float" office:value="0.0218919333401493">
            <text:p>0.0218919333</text:p>
          </table:table-cell>
          <table:table-cell office:value-type="float" office:value="0.017654028436019">
            <text:p>0.0176540284</text:p>
          </table:table-cell>
          <table:table-cell office:value-type="float" office:value="0.0384404628402488">
            <text:p>0.0384404628</text:p>
          </table:table-cell>
          <table:table-cell office:value-type="float" office:value="1.07756110991145">
            <text:p>1.0775611099</text:p>
          </table:table-cell>
          <table:table-cell office:value-type="float" office:value="1.06239996237731">
            <text:p>1.0623999624</text:p>
          </table:table-cell>
          <table:table-cell office:value-type="float" office:value="1.13743785154028">
            <text:p>1.1374378515</text:p>
          </table:table-cell>
          <table:table-cell office:value-type="float" office:value="32.0075413867295">
            <text:p>32.0075413867</text:p>
          </table:table-cell>
          <table:table-cell office:value-type="float" office:value="0">
            <text:p>0</text:p>
          </table:table-cell>
          <table:table-cell office:value-type="float" office:value="18.3761023073534">
            <text:p>18.376102307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3">
            <text:p>363</text:p>
          </table:table-cell>
          <table:table-cell office:value-type="float" office:value="261">
            <text:p>261</text:p>
          </table:table-cell>
          <table:table-cell office:value-type="float" office:value="10052">
            <text:p>10052</text:p>
          </table:table-cell>
          <table:table-cell office:value-type="float" office:value="13144">
            <text:p>13144</text:p>
          </table:table-cell>
          <table:table-cell office:value-type="float" office:value="19864">
            <text:p>19864</text:p>
          </table:table-cell>
          <table:table-cell office:value-type="float" office:value="225.5">
            <text:p>225.5</text:p>
          </table:table-cell>
          <table:table-cell office:value-type="float" office:value="256">
            <text:p>256</text:p>
          </table:table-cell>
          <table:table-cell office:value-type="float" office:value="805.625">
            <text:p>805.625</text:p>
          </table:table-cell>
          <table:table-cell office:value-type="float" office:value="0.022433346597692">
            <text:p>0.0224333466</text:p>
          </table:table-cell>
          <table:table-cell office:value-type="float" office:value="0.0194765672550213">
            <text:p>0.0194765673</text:p>
          </table:table-cell>
          <table:table-cell office:value-type="float" office:value="0.0405570378574305">
            <text:p>0.0405570379</text:p>
          </table:table-cell>
          <table:table-cell office:value-type="float" office:value="1.07950309296948">
            <text:p>1.079503093</text:p>
          </table:table-cell>
          <table:table-cell office:value-type="float" office:value="1.06891148526977">
            <text:p>1.0689114853</text:p>
          </table:table-cell>
          <table:table-cell office:value-type="float" office:value="1.14517358420775">
            <text:p>1.1451735842</text:p>
          </table:table-cell>
          <table:table-cell office:value-type="float" office:value="31.2433651095384">
            <text:p>31.2433651095</text:p>
          </table:table-cell>
          <table:table-cell office:value-type="float" office:value="0">
            <text:p>0</text:p>
          </table:table-cell>
          <table:table-cell office:value-type="float" office:value="17.4349529235151">
            <text:p>17.434952923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10030">
            <text:p>10030</text:p>
          </table:table-cell>
          <table:table-cell office:value-type="float" office:value="13814">
            <text:p>13814</text:p>
          </table:table-cell>
          <table:table-cell office:value-type="float" office:value="19881">
            <text:p>19881</text:p>
          </table:table-cell>
          <table:table-cell office:value-type="float" office:value="72">
            <text:p>72</text:p>
          </table:table-cell>
          <table:table-cell office:value-type="float" office:value="213">
            <text:p>213</text:p>
          </table:table-cell>
          <table:table-cell office:value-type="float" office:value="980.125">
            <text:p>980.125</text:p>
          </table:table-cell>
          <table:table-cell office:value-type="float" office:value="0.00717846460618146">
            <text:p>0.0071784646</text:p>
          </table:table-cell>
          <table:table-cell office:value-type="float" office:value="0.0154191400028956">
            <text:p>0.01541914</text:p>
          </table:table-cell>
          <table:table-cell office:value-type="float" office:value="0.04929958251597">
            <text:p>0.0492995825</text:p>
          </table:table-cell>
          <table:table-cell office:value-type="float" office:value="1.02522562561568">
            <text:p>1.0252256256</text:p>
          </table:table-cell>
          <table:table-cell office:value-type="float" office:value="1.05443297977186">
            <text:p>1.0544329798</text:p>
          </table:table-cell>
          <table:table-cell office:value-type="float" office:value="1.17731221852494">
            <text:p>1.1773122185</text:p>
          </table:table-cell>
          <table:table-cell table:number-columns-repeated="2" office:value-type="float" office:value="0">
            <text:p>0</text:p>
          </table:table-cell>
          <table:table-cell office:value-type="float" office:value="14.4036936124549">
            <text:p>14.403693612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9932">
            <text:p>9932</text:p>
          </table:table-cell>
          <table:table-cell office:value-type="float" office:value="13682">
            <text:p>13682</text:p>
          </table:table-cell>
          <table:table-cell office:value-type="float" office:value="20952">
            <text:p>20952</text:p>
          </table:table-cell>
          <table:table-cell office:value-type="float" office:value="54.5">
            <text:p>54.5</text:p>
          </table:table-cell>
          <table:table-cell office:value-type="float" office:value="350.25">
            <text:p>350.25</text:p>
          </table:table-cell>
          <table:table-cell office:value-type="float" office:value="1227.625">
            <text:p>1227.625</text:p>
          </table:table-cell>
          <table:table-cell office:value-type="float" office:value="0.00548731373338703">
            <text:p>0.0054873137</text:p>
          </table:table-cell>
          <table:table-cell office:value-type="float" office:value="0.0255993275836866">
            <text:p>0.0255993276</text:p>
          </table:table-cell>
          <table:table-cell office:value-type="float" office:value="0.058592258495609">
            <text:p>0.0585922585</text:p>
          </table:table-cell>
          <table:table-cell office:value-type="float" office:value="1.01926461486639">
            <text:p>1.0192646149</text:p>
          </table:table-cell>
          <table:table-cell office:value-type="float" office:value="1.09088208466547">
            <text:p>1.0908820847</text:p>
          </table:table-cell>
          <table:table-cell office:value-type="float" office:value="1.21180168813564">
            <text:p>1.2118016881</text:p>
          </table:table-cell>
          <table:table-cell office:value-type="float" office:value="0">
            <text:p>0</text:p>
          </table:table-cell>
          <table:table-cell office:value-type="float" office:value="27.4218864865421">
            <text:p>27.4218864865</text:p>
          </table:table-cell>
          <table:table-cell office:value-type="float" office:value="12.1732978011336">
            <text:p>12.173297801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9799">
            <text:p>9799</text:p>
          </table:table-cell>
          <table:table-cell office:value-type="float" office:value="14359">
            <text:p>14359</text:p>
          </table:table-cell>
          <table:table-cell office:value-type="float" office:value="23183">
            <text:p>23183</text:p>
          </table:table-cell>
          <table:table-cell office:value-type="float" office:value="193.5">
            <text:p>193.5</text:p>
          </table:table-cell>
          <table:table-cell office:value-type="float" office:value="536.25">
            <text:p>536.25</text:p>
          </table:table-cell>
          <table:table-cell office:value-type="float" office:value="1037.875">
            <text:p>1037.875</text:p>
          </table:table-cell>
          <table:table-cell office:value-type="float" office:value="0.0197469129503011">
            <text:p>0.019746913</text:p>
          </table:table-cell>
          <table:table-cell office:value-type="float" office:value="0.0373459154537224">
            <text:p>0.0373459155</text:p>
          </table:table-cell>
          <table:table-cell office:value-type="float" office:value="0.044768796100591">
            <text:p>0.0447687961</text:p>
          </table:table-cell>
          <table:table-cell office:value-type="float" office:value="1.06987847884534">
            <text:p>1.0698784788</text:p>
          </table:table-cell>
          <table:table-cell office:value-type="float" office:value="1.13344435019414">
            <text:p>1.1334443502</text:p>
          </table:table-cell>
          <table:table-cell office:value-type="float" office:value="1.16061910675649">
            <text:p>1.1606191068</text:p>
          </table:table-cell>
          <table:table-cell office:value-type="float" office:value="0">
            <text:p>0</text:p>
          </table:table-cell>
          <table:table-cell office:value-type="float" office:value="18.9046429205419">
            <text:p>18.9046429205</text:p>
          </table:table-cell>
          <table:table-cell office:value-type="float" office:value="15.8268632430462">
            <text:p>15.82686324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10380">
            <text:p>10380</text:p>
          </table:table-cell>
          <table:table-cell office:value-type="float" office:value="14824">
            <text:p>14824</text:p>
          </table:table-cell>
          <table:table-cell office:value-type="float" office:value="24738">
            <text:p>24738</text:p>
          </table:table-cell>
          <table:table-cell office:value-type="float" office:value="116.25">
            <text:p>116.25</text:p>
          </table:table-cell>
          <table:table-cell office:value-type="float" office:value="776.625">
            <text:p>776.625</text:p>
          </table:table-cell>
          <table:table-cell office:value-type="float" office:value="1353.625">
            <text:p>1353.625</text:p>
          </table:table-cell>
          <table:table-cell office:value-type="float" office:value="0.0111994219653179">
            <text:p>0.011199422</text:p>
          </table:table-cell>
          <table:table-cell office:value-type="float" office:value="0.0523897058823529">
            <text:p>0.0523897059</text:p>
          </table:table-cell>
          <table:table-cell office:value-type="float" office:value="0.0547184493491794">
            <text:p>0.0547184493</text:p>
          </table:table-cell>
          <table:table-cell office:value-type="float" office:value="1.03944381390123">
            <text:p>1.0394438139</text:p>
          </table:table-cell>
          <table:table-cell office:value-type="float" office:value="1.18874354590182">
            <text:p>1.1887435459</text:p>
          </table:table-cell>
          <table:table-cell office:value-type="float" office:value="1.19738302577252">
            <text:p>1.1973830258</text:p>
          </table:table-cell>
          <table:table-cell office:value-type="float" office:value="0">
            <text:p>0</text:p>
          </table:table-cell>
          <table:table-cell office:value-type="float" office:value="13.5742229905907">
            <text:p>13.5742229906</text:p>
          </table:table-cell>
          <table:table-cell office:value-type="float" office:value="13.0110188757078">
            <text:p>13.011018875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10728">
            <text:p>10728</text:p>
          </table:table-cell>
          <table:table-cell office:value-type="float" office:value="15743">
            <text:p>15743</text:p>
          </table:table-cell>
          <table:table-cell office:value-type="float" office:value="26549">
            <text:p>26549</text:p>
          </table:table-cell>
          <table:table-cell office:value-type="float" office:value="154.75">
            <text:p>154.75</text:p>
          </table:table-cell>
          <table:table-cell office:value-type="float" office:value="869.5">
            <text:p>869.5</text:p>
          </table:table-cell>
          <table:table-cell office:value-type="float" office:value="1507.375">
            <text:p>1507.375</text:p>
          </table:table-cell>
          <table:table-cell office:value-type="float" office:value="0.0144248695003729">
            <text:p>0.0144248695</text:p>
          </table:table-cell>
          <table:table-cell office:value-type="float" office:value="0.0552308962713587">
            <text:p>0.0552308963</text:p>
          </table:table-cell>
          <table:table-cell office:value-type="float" office:value="0.0567770914158725">
            <text:p>0.0567770914</text:p>
          </table:table-cell>
          <table:table-cell office:value-type="float" office:value="1.05089487389711">
            <text:p>1.0508948739</text:p>
          </table:table-cell>
          <table:table-cell office:value-type="float" office:value="1.19928702267951">
            <text:p>1.1992870227</text:p>
          </table:table-cell>
          <table:table-cell office:value-type="float" office:value="1.20503815065046">
            <text:p>1.2050381507</text:p>
          </table:table-cell>
          <table:table-cell office:value-type="float" office:value="0">
            <text:p>0</text:p>
          </table:table-cell>
          <table:table-cell office:value-type="float" office:value="12.8934581857831">
            <text:p>12.8934581858</text:p>
          </table:table-cell>
          <table:table-cell office:value-type="float" office:value="12.5516031539502">
            <text:p>12.55160315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419">
            <text:p>419</text:p>
          </table:table-cell>
          <table:table-cell office:value-type="float" office:value="10720">
            <text:p>10720</text:p>
          </table:table-cell>
          <table:table-cell office:value-type="float" office:value="16777">
            <text:p>16777</text:p>
          </table:table-cell>
          <table:table-cell office:value-type="float" office:value="28235">
            <text:p>28235</text:p>
          </table:table-cell>
          <table:table-cell office:value-type="float" office:value="198.375">
            <text:p>198.375</text:p>
          </table:table-cell>
          <table:table-cell office:value-type="float" office:value="881.125">
            <text:p>881.125</text:p>
          </table:table-cell>
          <table:table-cell office:value-type="float" office:value="1617.625">
            <text:p>1617.625</text:p>
          </table:table-cell>
          <table:table-cell office:value-type="float" office:value="0.0185051305970149">
            <text:p>0.0185051306</text:p>
          </table:table-cell>
          <table:table-cell office:value-type="float" office:value="0.052519818799547">
            <text:p>0.0525198188</text:p>
          </table:table-cell>
          <table:table-cell office:value-type="float" office:value="0.0572914822029396">
            <text:p>0.0572914822</text:p>
          </table:table-cell>
          <table:table-cell office:value-type="float" office:value="1.06543913921204">
            <text:p>1.0654391392</text:p>
          </table:table-cell>
          <table:table-cell office:value-type="float" office:value="1.18922569527722">
            <text:p>1.1892256953</text:p>
          </table:table-cell>
          <table:table-cell office:value-type="float" office:value="1.20695352301899">
            <text:p>1.206953523</text:p>
          </table:table-cell>
          <table:table-cell office:value-type="float" office:value="0">
            <text:p>0</text:p>
          </table:table-cell>
          <table:table-cell office:value-type="float" office:value="13.5414382848497">
            <text:p>13.5414382848</text:p>
          </table:table-cell>
          <table:table-cell office:value-type="float" office:value="12.4419637199849">
            <text:p>12.4419637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344">
            <text:p>344</text:p>
          </table:table-cell>
          <table:table-cell office:value-type="float" office:value="10799">
            <text:p>10799</text:p>
          </table:table-cell>
          <table:table-cell office:value-type="float" office:value="17476">
            <text:p>17476</text:p>
          </table:table-cell>
          <table:table-cell office:value-type="float" office:value="29661">
            <text:p>29661</text:p>
          </table:table-cell>
          <table:table-cell office:value-type="float" office:value="373">
            <text:p>373</text:p>
          </table:table-cell>
          <table:table-cell office:value-type="float" office:value="861.75">
            <text:p>861.75</text:p>
          </table:table-cell>
          <table:table-cell office:value-type="float" office:value="1165.75">
            <text:p>1165.75</text:p>
          </table:table-cell>
          <table:table-cell office:value-type="float" office:value="0.0345402352069636">
            <text:p>0.0345402352</text:p>
          </table:table-cell>
          <table:table-cell office:value-type="float" office:value="0.049310482948043">
            <text:p>0.0493104829</text:p>
          </table:table-cell>
          <table:table-cell office:value-type="float" office:value="0.039302451029972">
            <text:p>0.039302451</text:p>
          </table:table-cell>
          <table:table-cell office:value-type="float" office:value="1.12322915780675">
            <text:p>1.1232291578</text:p>
          </table:table-cell>
          <table:table-cell office:value-type="float" office:value="1.17735247682615">
            <text:p>1.1773524768</text:p>
          </table:table-cell>
          <table:table-cell office:value-type="float" office:value="1.14058615661255">
            <text:p>1.1405861566</text:p>
          </table:table-cell>
          <table:table-cell office:value-type="float" office:value="20.4124309627798">
            <text:p>20.4124309628</text:p>
          </table:table-cell>
          <table:table-cell office:value-type="float" office:value="14.4005849719259">
            <text:p>14.4005849719</text:p>
          </table:table-cell>
          <table:table-cell office:value-type="float" office:value="17.9805798401687">
            <text:p>17.980579840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1205">
            <text:p>11205</text:p>
          </table:table-cell>
          <table:table-cell office:value-type="float" office:value="18420">
            <text:p>18420</text:p>
          </table:table-cell>
          <table:table-cell office:value-type="float" office:value="30739">
            <text:p>30739</text:p>
          </table:table-cell>
          <table:table-cell office:value-type="float" office:value="413.5">
            <text:p>413.5</text:p>
          </table:table-cell>
          <table:table-cell office:value-type="float" office:value="1016.875">
            <text:p>1016.875</text:p>
          </table:table-cell>
          <table:table-cell office:value-type="float" office:value="986.5">
            <text:p>986.5</text:p>
          </table:table-cell>
          <table:table-cell office:value-type="float" office:value="0.0369031682284694">
            <text:p>0.0369031682</text:p>
          </table:table-cell>
          <table:table-cell office:value-type="float" office:value="0.0552049402823018">
            <text:p>0.0552049403</text:p>
          </table:table-cell>
          <table:table-cell office:value-type="float" office:value="0.0320927811574872">
            <text:p>0.0320927812</text:p>
          </table:table-cell>
          <table:table-cell office:value-type="float" office:value="1.13183030269723">
            <text:p>1.1318303027</text:p>
          </table:table-cell>
          <table:table-cell office:value-type="float" office:value="1.19919055843394">
            <text:p>1.1991905584</text:p>
          </table:table-cell>
          <table:table-cell office:value-type="float" office:value="1.11434342939195">
            <text:p>1.1143434294</text:p>
          </table:table-cell>
          <table:table-cell office:value-type="float" office:value="19.1273441595484">
            <text:p>19.1273441595</text:p>
          </table:table-cell>
          <table:table-cell office:value-type="float" office:value="12.8993602992406">
            <text:p>12.8993602992</text:p>
          </table:table-cell>
          <table:table-cell office:value-type="float" office:value="21.9429762445529">
            <text:p>21.942976244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1170">
            <text:p>11170</text:p>
          </table:table-cell>
          <table:table-cell office:value-type="float" office:value="19266">
            <text:p>19266</text:p>
          </table:table-cell>
          <table:table-cell office:value-type="float" office:value="32233">
            <text:p>32233</text:p>
          </table:table-cell>
          <table:table-cell office:value-type="float" office:value="546.75">
            <text:p>546.75</text:p>
          </table:table-cell>
          <table:table-cell office:value-type="float" office:value="399.5">
            <text:p>399.5</text:p>
          </table:table-cell>
          <table:table-cell office:value-type="float" office:value="589.75">
            <text:p>589.75</text:p>
          </table:table-cell>
          <table:table-cell office:value-type="float" office:value="0.0489480752014324">
            <text:p>0.0489480752</text:p>
          </table:table-cell>
          <table:table-cell office:value-type="float" office:value="0.0207360116266999">
            <text:p>0.0207360116</text:p>
          </table:table-cell>
          <table:table-cell office:value-type="float" office:value="0.0182964663543573">
            <text:p>0.0182964664</text:p>
          </table:table-cell>
          <table:table-cell office:value-type="float" office:value="1.17601425477423">
            <text:p>1.1760142548</text:p>
          </table:table-cell>
          <table:table-cell office:value-type="float" office:value="1.07341880576269">
            <text:p>1.0734188058</text:p>
          </table:table-cell>
          <table:table-cell office:value-type="float" office:value="1.06469376317512">
            <text:p>1.0646937632</text:p>
          </table:table-cell>
          <table:table-cell office:value-type="float" office:value="14.5046803156516">
            <text:p>14.5046803157</text:p>
          </table:table-cell>
          <table:table-cell office:value-type="float" office:value="33.7726060630675">
            <text:p>33.77260606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446">
            <text:p>446</text:p>
          </table:table-cell>
          <table:table-cell office:value-type="float" office:value="11685">
            <text:p>11685</text:p>
          </table:table-cell>
          <table:table-cell office:value-type="float" office:value="20254">
            <text:p>20254</text:p>
          </table:table-cell>
          <table:table-cell office:value-type="float" office:value="34357">
            <text:p>34357</text:p>
          </table:table-cell>
          <table:table-cell office:value-type="float" office:value="605.75">
            <text:p>605.75</text:p>
          </table:table-cell>
          <table:table-cell office:value-type="float" office:value="124.75">
            <text:p>124.75</text:p>
          </table:table-cell>
          <table:table-cell office:value-type="float" office:value="35.125">
            <text:p>35.125</text:p>
          </table:table-cell>
          <table:table-cell office:value-type="float" office:value="0.0518399657680787">
            <text:p>0.0518399658</text:p>
          </table:table-cell>
          <table:table-cell office:value-type="float" office:value="0.00615927717981633">
            <text:p>0.0061592772</text:p>
          </table:table-cell>
          <table:table-cell office:value-type="float" office:value="0.00102235352329947">
            <text:p>0.0010223535</text:p>
          </table:table-cell>
          <table:table-cell office:value-type="float" office:value="1.18670714900791">
            <text:p>1.186707149</text:p>
          </table:table-cell>
          <table:table-cell office:value-type="float" office:value="1.0216318260523">
            <text:p>1.0216318261</text:p>
          </table:table-cell>
          <table:table-cell office:value-type="float" office:value="1.00358028593673">
            <text:p>1.0035802859</text:p>
          </table:table-cell>
          <table:table-cell office:value-type="float" office:value="13.71455786918">
            <text:p>13.71455786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9">
            <text:p>749</text:p>
          </table:table-cell>
          <table:table-cell office:value-type="float" office:value="558">
            <text:p>558</text:p>
          </table:table-cell>
          <table:table-cell office:value-type="float" office:value="12844">
            <text:p>12844</text:p>
          </table:table-cell>
          <table:table-cell office:value-type="float" office:value="21116">
            <text:p>21116</text:p>
          </table:table-cell>
          <table:table-cell office:value-type="float" office:value="34425">
            <text:p>34425</text:p>
          </table:table-cell>
          <table:table-cell office:value-type="float" office:value="655.5">
            <text:p>655.5</text:p>
          </table:table-cell>
          <table:table-cell office:value-type="float" office:value="912.125">
            <text:p>912.125</text:p>
          </table:table-cell>
          <table:table-cell office:value-type="float" office:value="-103.25">
            <text:p>-103.25</text:p>
          </table:table-cell>
          <table:table-cell office:value-type="float" office:value="0.0510355029585799">
            <text:p>0.051035503</text:p>
          </table:table-cell>
          <table:table-cell office:value-type="float" office:value="0.0431959177874597">
            <text:p>0.0431959178</text:p>
          </table:table-cell>
          <table:table-cell office:value-type="float" office:value="-0.00299927378358751">
            <text:p>-0.0029992738</text:p>
          </table:table-cell>
          <table:table-cell office:value-type="float" office:value="1.18372932057701">
            <text:p>1.1837293206</text:p>
          </table:table-cell>
          <table:table-cell office:value-type="float" office:value="1.15484285139057">
            <text:p>1.1548428514</text:p>
          </table:table-cell>
          <table:table-cell office:value-type="float" office:value="0.989520173218172">
            <text:p>0.9895201732</text:p>
          </table:table-cell>
          <table:table-cell office:value-type="float" office:value="13.9253650363678">
            <text:p>13.9253650364</text:p>
          </table:table-cell>
          <table:table-cell office:value-type="float" office:value="16.3907209119064">
            <text:p>16.39072091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table:number-columns-repeated="2" office:value-type="float" office:value="852">
            <text:p>852</text:p>
          </table:table-cell>
          <table:table-cell office:value-type="float" office:value="13736">
            <text:p>13736</text:p>
          </table:table-cell>
          <table:table-cell office:value-type="float" office:value="22080">
            <text:p>22080</text:p>
          </table:table-cell>
          <table:table-cell office:value-type="float" office:value="32866">
            <text:p>32866</text:p>
          </table:table-cell>
          <table:table-cell office:value-type="float" office:value="724.875">
            <text:p>724.875</text:p>
          </table:table-cell>
          <table:table-cell office:value-type="float" office:value="655.5">
            <text:p>655.5</text:p>
          </table:table-cell>
          <table:table-cell office:value-type="float" office:value="-148.375">
            <text:p>-148.375</text:p>
          </table:table-cell>
          <table:table-cell office:value-type="float" office:value="0.0527719132207338">
            <text:p>0.0527719132</text:p>
          </table:table-cell>
          <table:table-cell office:value-type="float" office:value="0.0296875">
            <text:p>0.0296875</text:p>
          </table:table-cell>
          <table:table-cell office:value-type="float" office:value="-0.00451454390555589">
            <text:p>-0.0045145439</text:p>
          </table:table-cell>
          <table:table-cell office:value-type="float" office:value="1.19016005092952">
            <text:p>1.1901600509</text:p>
          </table:table-cell>
          <table:table-cell office:value-type="float" office:value="1.10563369140625">
            <text:p>1.1056336914</text:p>
          </table:table-cell>
          <table:table-cell office:value-type="float" office:value="0.984239043299638">
            <text:p>0.9842390433</text:p>
          </table:table-cell>
          <table:table-cell office:value-type="float" office:value="13.4783777130753">
            <text:p>13.4783777131</text:p>
          </table:table-cell>
          <table:table-cell office:value-type="float" office:value="23.6929993143365">
            <text:p>23.6929993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4482">
            <text:p>14482</text:p>
          </table:table-cell>
          <table:table-cell office:value-type="float" office:value="22214">
            <text:p>22214</text:p>
          </table:table-cell>
          <table:table-cell office:value-type="float" office:value="32094">
            <text:p>32094</text:p>
          </table:table-cell>
          <table:table-cell office:value-type="float" office:value="787">
            <text:p>787</text:p>
          </table:table-cell>
          <table:table-cell office:value-type="float" office:value="-191.25">
            <text:p>-191.25</text:p>
          </table:table-cell>
          <table:table-cell office:value-type="float" office:value="460.125">
            <text:p>460.125</text:p>
          </table:table-cell>
          <table:table-cell office:value-type="float" office:value="0.0543433227454771">
            <text:p>0.0543433227</text:p>
          </table:table-cell>
          <table:table-cell office:value-type="float" office:value="-0.00860943549113172">
            <text:p>-0.0086094355</text:p>
          </table:table-cell>
          <table:table-cell office:value-type="float" office:value="0.0143367919237241">
            <text:p>0.0143367919</text:p>
          </table:table-cell>
          <table:table-cell office:value-type="float" office:value="1.19598989519413">
            <text:p>1.1959898952</text:p>
          </table:table-cell>
          <table:table-cell office:value-type="float" office:value="0.970012255644812">
            <text:p>0.9700122556</text:p>
          </table:table-cell>
          <table:table-cell office:value-type="float" office:value="1.05058163719426">
            <text:p>1.0505816372</text:p>
          </table:table-cell>
          <table:table-cell office:value-type="float" office:value="13.0984820794903">
            <text:p>13.09848207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175">
            <text:p>15175</text:p>
          </table:table-cell>
          <table:table-cell office:value-type="float" office:value="21457">
            <text:p>21457</text:p>
          </table:table-cell>
          <table:table-cell office:value-type="float" office:value="33214">
            <text:p>33214</text:p>
          </table:table-cell>
          <table:table-cell office:value-type="float" office:value="818.125">
            <text:p>818.125</text:p>
          </table:table-cell>
          <table:table-cell office:value-type="float" office:value="-209.25">
            <text:p>-209.25</text:p>
          </table:table-cell>
          <table:table-cell office:value-type="float" office:value="99.375">
            <text:p>99.375</text:p>
          </table:table-cell>
          <table:table-cell office:value-type="float" office:value="0.0539126853377265">
            <text:p>0.0539126853</text:p>
          </table:table-cell>
          <table:table-cell office:value-type="float" office:value="-0.00975206226406301">
            <text:p>-0.0097520623</text:p>
          </table:table-cell>
          <table:table-cell office:value-type="float" office:value="0.00299196122117179">
            <text:p>0.0029919612</text:p>
          </table:table-cell>
          <table:table-cell office:value-type="float" office:value="1.19439129085708">
            <text:p>1.1943912909</text:p>
          </table:table-cell>
          <table:table-cell office:value-type="float" office:value="0.966054183403848">
            <text:p>0.9660541834</text:p>
          </table:table-cell>
          <table:table-cell office:value-type="float" office:value="1.01048940986472">
            <text:p>1.0104894099</text:p>
          </table:table-cell>
          <table:table-cell office:value-type="float" office:value="13.2003882830989">
            <text:p>13.20038828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15942">
            <text:p>15942</text:p>
          </table:table-cell>
          <table:table-cell office:value-type="float" office:value="21116">
            <text:p>21116</text:p>
          </table:table-cell>
          <table:table-cell office:value-type="float" office:value="33635">
            <text:p>33635</text:p>
          </table:table-cell>
          <table:table-cell office:value-type="float" office:value="722.5">
            <text:p>722.5</text:p>
          </table:table-cell>
          <table:table-cell office:value-type="float" office:value="912.125">
            <text:p>912.125</text:p>
          </table:table-cell>
          <table:table-cell office:value-type="float" office:value="-144.5">
            <text:p>-144.5</text:p>
          </table:table-cell>
          <table:table-cell office:value-type="float" office:value="0.0453205369464308">
            <text:p>0.0453205369</text:p>
          </table:table-cell>
          <table:table-cell office:value-type="float" office:value="0.0431959177874597">
            <text:p>0.0431959178</text:p>
          </table:table-cell>
          <table:table-cell office:value-type="float" office:value="-0.00429612011297755">
            <text:p>-0.0042961201</text:p>
          </table:table-cell>
          <table:table-cell office:value-type="float" office:value="1.16264762340797">
            <text:p>1.1626476234</text:p>
          </table:table-cell>
          <table:table-cell office:value-type="float" office:value="1.15484285139057">
            <text:p>1.1548428514</text:p>
          </table:table-cell>
          <table:table-cell office:value-type="float" office:value="0.984999754634708">
            <text:p>0.9849997546</text:p>
          </table:table-cell>
          <table:table-cell office:value-type="float" office:value="15.6383419597268">
            <text:p>15.6383419597</text:p>
          </table:table-cell>
          <table:table-cell office:value-type="float" office:value="16.3907209119064">
            <text:p>16.39072091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6120">
            <text:p>16120</text:p>
          </table:table-cell>
          <table:table-cell office:value-type="float" office:value="21780">
            <text:p>21780</text:p>
          </table:table-cell>
          <table:table-cell office:value-type="float" office:value="31920">
            <text:p>31920</text:p>
          </table:table-cell>
          <table:table-cell office:value-type="float" office:value="-96.875">
            <text:p>-96.875</text:p>
          </table:table-cell>
          <table:table-cell office:value-type="float" office:value="561.25">
            <text:p>561.25</text:p>
          </table:table-cell>
          <table:table-cell office:value-type="float" office:value="-193.875">
            <text:p>-193.875</text:p>
          </table:table-cell>
          <table:table-cell office:value-type="float" office:value="-0.00600961538461538">
            <text:p>-0.0060096154</text:p>
          </table:table-cell>
          <table:table-cell office:value-type="float" office:value="0.0257690541781451">
            <text:p>0.0257690542</text:p>
          </table:table-cell>
          <table:table-cell office:value-type="float" office:value="-0.00607377819548872">
            <text:p>-0.0060737782</text:p>
          </table:table-cell>
          <table:table-cell office:value-type="float" office:value="0.979037132488905">
            <text:p>0.9790371325</text:p>
          </table:table-cell>
          <table:table-cell office:value-type="float" office:value="1.09149321616385">
            <text:p>1.0914932162</text:p>
          </table:table-cell>
          <table:table-cell office:value-type="float" office:value="0.978814082247663">
            <text:p>0.9788140822</text:p>
          </table:table-cell>
          <table:table-cell office:value-type="float" office:value="0">
            <text:p>0</text:p>
          </table:table-cell>
          <table:table-cell office:value-type="float" office:value="27.2435371094314">
            <text:p>27.24353710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359">
            <text:p>22359</text:p>
          </table:table-cell>
          <table:table-cell office:value-type="float" office:value="31360">
            <text:p>31360</text:p>
          </table:table-cell>
          <table:table-cell office:value-type="float" office:value="-46.25">
            <text:p>-46.25</text:p>
          </table:table-cell>
          <table:table-cell office:value-type="float" office:value="-32">
            <text:p>-32</text:p>
          </table:table-cell>
          <table:table-cell office:value-type="float" office:value="-156.5">
            <text:p>-156.5</text:p>
          </table:table-cell>
          <table:table-cell office:value-type="float" office:value="-0.00274448136719677">
            <text:p>-0.0027444814</text:p>
          </table:table-cell>
          <table:table-cell office:value-type="float" office:value="-0.00143119101927635">
            <text:p>-0.001431191</text:p>
          </table:table-cell>
          <table:table-cell office:value-type="float" office:value="-0.00499043367346939">
            <text:p>-0.0049904337</text:p>
          </table:table-cell>
          <table:table-cell office:value-type="float" office:value="0.990409078283642">
            <text:p>0.9904090783</text:p>
          </table:table-cell>
          <table:table-cell office:value-type="float" office:value="0.994994846115691">
            <text:p>0.9949948461</text:p>
          </table:table-cell>
          <table:table-cell office:value-type="float" office:value="0.982582294822226">
            <text:p>0.98258229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16340">
            <text:p>16340</text:p>
          </table:table-cell>
          <table:table-cell office:value-type="float" office:value="23284">
            <text:p>23284</text:p>
          </table:table-cell>
          <table:table-cell office:value-type="float" office:value="32668">
            <text:p>32668</text:p>
          </table:table-cell>
          <table:table-cell office:value-type="float" office:value="-69.125">
            <text:p>-69.125</text:p>
          </table:table-cell>
          <table:table-cell office:value-type="float" office:value="29.75">
            <text:p>29.75</text:p>
          </table:table-cell>
          <table:table-cell office:value-type="float" office:value="18.5">
            <text:p>18.5</text:p>
          </table:table-cell>
          <table:table-cell office:value-type="float" office:value="-0.00423041615667075">
            <text:p>-0.0042304162</text:p>
          </table:table-cell>
          <table:table-cell office:value-type="float" office:value="0.00127770142587184">
            <text:p>0.0012777014</text:p>
          </table:table-cell>
          <table:table-cell office:value-type="float" office:value="0.000566303416187094">
            <text:p>0.0005663034</text:p>
          </table:table-cell>
          <table:table-cell office:value-type="float" office:value="0.985228620436535">
            <text:p>0.9852286204</text:p>
          </table:table-cell>
          <table:table-cell office:value-type="float" office:value="1.00447515473158">
            <text:p>1.0044751547</text:p>
          </table:table-cell>
          <table:table-cell office:value-type="float" office:value="1.00198269052779">
            <text:p>1.00198269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5820">
            <text:p>15820</text:p>
          </table:table-cell>
          <table:table-cell office:value-type="float" office:value="23742">
            <text:p>23742</text:p>
          </table:table-cell>
          <table:table-cell office:value-type="float" office:value="33237">
            <text:p>33237</text:p>
          </table:table-cell>
          <table:table-cell office:value-type="float" office:value="-38.25">
            <text:p>-38.25</text:p>
          </table:table-cell>
          <table:table-cell office:value-type="float" office:value="117.25">
            <text:p>117.25</text:p>
          </table:table-cell>
          <table:table-cell office:value-type="float" office:value="154.5">
            <text:p>154.5</text:p>
          </table:table-cell>
          <table:table-cell office:value-type="float" office:value="-0.00241782553729456">
            <text:p>-0.0024178255</text:p>
          </table:table-cell>
          <table:table-cell office:value-type="float" office:value="0.00493850560188695">
            <text:p>0.0049385056</text:p>
          </table:table-cell>
          <table:table-cell office:value-type="float" office:value="0.0046484339741854">
            <text:p>0.004648434</text:p>
          </table:table-cell>
          <table:table-cell office:value-type="float" office:value="0.991549068544913">
            <text:p>0.9915490685</text:p>
          </table:table-cell>
          <table:table-cell office:value-type="float" office:value="1.01733257172826">
            <text:p>1.0173325717</text:p>
          </table:table-cell>
          <table:table-cell office:value-type="float" office:value="1.01631187046894">
            <text:p>1.01631187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15906">
            <text:p>15906</text:p>
          </table:table-cell>
          <table:table-cell office:value-type="float" office:value="22020">
            <text:p>22020</text:p>
          </table:table-cell>
          <table:table-cell office:value-type="float" office:value="30800">
            <text:p>30800</text:p>
          </table:table-cell>
          <table:table-cell office:value-type="float" office:value="-50.5">
            <text:p>-50.5</text:p>
          </table:table-cell>
          <table:table-cell office:value-type="float" office:value="181.625">
            <text:p>181.625</text:p>
          </table:table-cell>
          <table:table-cell office:value-type="float" office:value="-215">
            <text:p>-215</text:p>
          </table:table-cell>
          <table:table-cell office:value-type="float" office:value="-0.00317490255249591">
            <text:p>-0.0031749026</text:p>
          </table:table-cell>
          <table:table-cell office:value-type="float" office:value="0.00824818346957312">
            <text:p>0.0082481835</text:p>
          </table:table-cell>
          <table:table-cell office:value-type="float" office:value="-0.00698051948051948">
            <text:p>-0.0069805195</text:p>
          </table:table-cell>
          <table:table-cell office:value-type="float" office:value="0.988907597878451">
            <text:p>0.9889075979</text:p>
          </table:table-cell>
          <table:table-cell office:value-type="float" office:value="1.02900198590338">
            <text:p>1.0290019859</text:p>
          </table:table-cell>
          <table:table-cell office:value-type="float" office:value="0.975663688016529">
            <text:p>0.9756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6660">
            <text:p>16660</text:p>
          </table:table-cell>
          <table:table-cell office:value-type="float" office:value="21816">
            <text:p>21816</text:p>
          </table:table-cell>
          <table:table-cell office:value-type="float" office:value="30259">
            <text:p>30259</text:p>
          </table:table-cell>
          <table:table-cell office:value-type="float" office:value="-123.25">
            <text:p>-123.25</text:p>
          </table:table-cell>
          <table:table-cell office:value-type="float" office:value="-112.875">
            <text:p>-112.875</text:p>
          </table:table-cell>
          <table:table-cell office:value-type="float" office:value="-114.75">
            <text:p>-114.75</text:p>
          </table:table-cell>
          <table:table-cell office:value-type="float" office:value="-0.00739795918367347">
            <text:p>-0.0073979592</text:p>
          </table:table-cell>
          <table:table-cell office:value-type="float" office:value="-0.00517395489548955">
            <text:p>-0.0051739549</text:p>
          </table:table-cell>
          <table:table-cell office:value-type="float" office:value="-0.00379226015400377">
            <text:p>-0.0037922602</text:p>
          </table:table-cell>
          <table:table-cell office:value-type="float" office:value="0.974214413265306">
            <text:p>0.9742144133</text:p>
          </table:table-cell>
          <table:table-cell office:value-type="float" office:value="0.981943626691937">
            <text:p>0.9819436267</text:p>
          </table:table-cell>
          <table:table-cell office:value-type="float" office:value="0.986755276685655">
            <text:p>0.9867552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766">
            <text:p>766</text:p>
          </table:table-cell>
          <table:table-cell office:value-type="float" office:value="15959">
            <text:p>15959</text:p>
          </table:table-cell>
          <table:table-cell office:value-type="float" office:value="21623">
            <text:p>21623</text:p>
          </table:table-cell>
          <table:table-cell office:value-type="float" office:value="32057">
            <text:p>32057</text:p>
          </table:table-cell>
          <table:table-cell office:value-type="float" office:value="-106.875">
            <text:p>-106.875</text:p>
          </table:table-cell>
          <table:table-cell office:value-type="float" office:value="178.625">
            <text:p>178.625</text:p>
          </table:table-cell>
          <table:table-cell office:value-type="float" office:value="2.125">
            <text:p>2.125</text:p>
          </table:table-cell>
          <table:table-cell office:value-type="float" office:value="-0.00669684817344445">
            <text:p>-0.0066968482</text:p>
          </table:table-cell>
          <table:table-cell office:value-type="float" office:value="0.00826087961892429">
            <text:p>0.0082608796</text:p>
          </table:table-cell>
          <table:table-cell table:style-name="ce17" office:value-type="float" office:value="0.0000662881741897245">
            <text:p>6.63E-005</text:p>
          </table:table-cell>
          <table:table-cell office:value-type="float" office:value="0.976648933032842">
            <text:p>0.976648933</text:p>
          </table:table-cell>
          <table:table-cell office:value-type="float" office:value="1.02904683324511">
            <text:p>1.0290468332</text:p>
          </table:table-cell>
          <table:table-cell office:value-type="float" office:value="1.00023201722214">
            <text:p>1.00023201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890">
            <text:p>21890</text:p>
          </table:table-cell>
          <table:table-cell office:value-type="float" office:value="32488">
            <text:p>32488</text:p>
          </table:table-cell>
          <table:table-cell office:value-type="float" office:value="-137.5">
            <text:p>-137.5</text:p>
          </table:table-cell>
          <table:table-cell office:value-type="float" office:value="264.875">
            <text:p>264.875</text:p>
          </table:table-cell>
          <table:table-cell office:value-type="float" office:value="173.75">
            <text:p>173.75</text:p>
          </table:table-cell>
          <table:table-cell office:value-type="float" office:value="-0.00889507051364989">
            <text:p>-0.0088950705</text:p>
          </table:table-cell>
          <table:table-cell office:value-type="float" office:value="0.0121002740977615">
            <text:p>0.0121002741</text:p>
          </table:table-cell>
          <table:table-cell office:value-type="float" office:value="0.00534812853976853">
            <text:p>0.0053481285</text:p>
          </table:table-cell>
          <table:table-cell office:value-type="float" office:value="0.969022332869933">
            <text:p>0.9690223329</text:p>
          </table:table-cell>
          <table:table-cell office:value-type="float" office:value="1.04263793594332">
            <text:p>1.0426379359</text:p>
          </table:table-cell>
          <table:table-cell office:value-type="float" office:value="1.01877451074779">
            <text:p>1.01877451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862">
            <text:p>21862</text:p>
          </table:table-cell>
          <table:table-cell office:value-type="float" office:value="31243">
            <text:p>31243</text:p>
          </table:table-cell>
          <table:table-cell office:value-type="float" office:value="-124">
            <text:p>-124</text:p>
          </table:table-cell>
          <table:table-cell office:value-type="float" office:value="395.5">
            <text:p>395.5</text:p>
          </table:table-cell>
          <table:table-cell office:value-type="float" office:value="705.75">
            <text:p>705.75</text:p>
          </table:table-cell>
          <table:table-cell office:value-type="float" office:value="-0.00791119050657139">
            <text:p>-0.0079111905</text:p>
          </table:table-cell>
          <table:table-cell office:value-type="float" office:value="0.0180907510749245">
            <text:p>0.0180907511</text:p>
          </table:table-cell>
          <table:table-cell office:value-type="float" office:value="0.0225890599494287">
            <text:p>0.0225890599</text:p>
          </table:table-cell>
          <table:table-cell office:value-type="float" office:value="0.972433503620053">
            <text:p>0.9724335036</text:p>
          </table:table-cell>
          <table:table-cell office:value-type="float" office:value="1.06395908830017">
            <text:p>1.0639590883</text:p>
          </table:table-cell>
          <table:table-cell office:value-type="float" office:value="1.08006183045662">
            <text:p>1.0800618305</text:p>
          </table:table-cell>
          <table:table-cell table:number-columns-repeated="2" office:value-type="float" office:value="0">
            <text:p>0</text:p>
          </table:table-cell>
          <table:table-cell office:value-type="float" office:value="31.0303663741243">
            <text:p>31.030366374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140">
            <text:p>16140</text:p>
          </table:table-cell>
          <table:table-cell office:value-type="float" office:value="21816">
            <text:p>21816</text:p>
          </table:table-cell>
          <table:table-cell office:value-type="float" office:value="34478">
            <text:p>34478</text:p>
          </table:table-cell>
          <table:table-cell office:value-type="float" office:value="163.5">
            <text:p>163.5</text:p>
          </table:table-cell>
          <table:table-cell office:value-type="float" office:value="-112.875">
            <text:p>-112.875</text:p>
          </table:table-cell>
          <table:table-cell office:value-type="float" office:value="408.375">
            <text:p>408.375</text:p>
          </table:table-cell>
          <table:table-cell office:value-type="float" office:value="0.0101301115241636">
            <text:p>0.0101301115</text:p>
          </table:table-cell>
          <table:table-cell office:value-type="float" office:value="-0.00517395489548955">
            <text:p>-0.0051739549</text:p>
          </table:table-cell>
          <table:table-cell office:value-type="float" office:value="0.0118445095423168">
            <text:p>0.0118445095</text:p>
          </table:table-cell>
          <table:table-cell office:value-type="float" office:value="1.03565652388718">
            <text:p>1.0356565239</text:p>
          </table:table-cell>
          <table:table-cell office:value-type="float" office:value="0.981943626691937">
            <text:p>0.9819436267</text:p>
          </table:table-cell>
          <table:table-cell office:value-type="float" office:value="1.04173075651445">
            <text:p>1.04173075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6180">
            <text:p>16180</text:p>
          </table:table-cell>
          <table:table-cell office:value-type="float" office:value="22854">
            <text:p>22854</text:p>
          </table:table-cell>
          <table:table-cell office:value-type="float" office:value="36297">
            <text:p>36297</text:p>
          </table:table-cell>
          <table:table-cell office:value-type="float" office:value="167.375">
            <text:p>167.375</text:p>
          </table:table-cell>
          <table:table-cell office:value-type="float" office:value="-16.125">
            <text:p>-16.125</text:p>
          </table:table-cell>
          <table:table-cell office:value-type="float" office:value="-33">
            <text:p>-33</text:p>
          </table:table-cell>
          <table:table-cell office:value-type="float" office:value="0.0103445611866502">
            <text:p>0.0103445612</text:p>
          </table:table-cell>
          <table:table-cell office:value-type="float" office:value="-0.000705565765292728">
            <text:p>-0.0007055658</text:p>
          </table:table-cell>
          <table:table-cell office:value-type="float" office:value="-0.000909166046780726">
            <text:p>-0.000909166</text:p>
          </table:table-cell>
          <table:table-cell office:value-type="float" office:value="1.03641570364772">
            <text:p>1.0364157036</text:p>
          </table:table-cell>
          <table:table-cell office:value-type="float" office:value="0.997531495554652">
            <text:p>0.9975314956</text:p>
          </table:table-cell>
          <table:table-cell office:value-type="float" office:value="0.996819538938753">
            <text:p>0.99681953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3030">
            <text:p>23030</text:p>
          </table:table-cell>
          <table:table-cell office:value-type="float" office:value="37310">
            <text:p>37310</text:p>
          </table:table-cell>
          <table:table-cell office:value-type="float" office:value="210.25">
            <text:p>210.25</text:p>
          </table:table-cell>
          <table:table-cell office:value-type="float" office:value="161">
            <text:p>161</text:p>
          </table:table-cell>
          <table:table-cell office:value-type="float" office:value="-416.875">
            <text:p>-416.875</text:p>
          </table:table-cell>
          <table:table-cell office:value-type="float" office:value="0.0128758650254149">
            <text:p>0.012875865</text:p>
          </table:table-cell>
          <table:table-cell office:value-type="float" office:value="0.00699088145896657">
            <text:p>0.0069908815</text:p>
          </table:table-cell>
          <table:table-cell office:value-type="float" office:value="-0.0111732779415706">
            <text:p>-0.0111732779</text:p>
          </table:table-cell>
          <table:table-cell office:value-type="float" office:value="1.04539047187325">
            <text:p>1.0453904719</text:p>
          </table:table-cell>
          <table:table-cell office:value-type="float" office:value="1.02456387505659">
            <text:p>1.0245638751</text:p>
          </table:table-cell>
          <table:table-cell office:value-type="float" office:value="0.961138217798824">
            <text:p>0.96113821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2063">
            <text:p>22063</text:p>
          </table:table-cell>
          <table:table-cell office:value-type="float" office:value="36134">
            <text:p>36134</text:p>
          </table:table-cell>
          <table:table-cell office:value-type="float" office:value="111">
            <text:p>111</text:p>
          </table:table-cell>
          <table:table-cell office:value-type="float" office:value="95.375">
            <text:p>95.375</text:p>
          </table:table-cell>
          <table:table-cell office:value-type="float" office:value="-915.625">
            <text:p>-915.625</text:p>
          </table:table-cell>
          <table:table-cell office:value-type="float" office:value="0.0067798680674322">
            <text:p>0.0067798681</text:p>
          </table:table-cell>
          <table:table-cell office:value-type="float" office:value="0.00432284820740606">
            <text:p>0.0043228482</text:p>
          </table:table-cell>
          <table:table-cell office:value-type="float" office:value="-0.0253397077544695">
            <text:p>-0.0253397078</text:p>
          </table:table-cell>
          <table:table-cell office:value-type="float" office:value="1.0238196327936">
            <text:p>1.0238196328</text:p>
          </table:table-cell>
          <table:table-cell office:value-type="float" office:value="1.0151665952785">
            <text:p>1.0151665953</text:p>
          </table:table-cell>
          <table:table-cell office:value-type="float" office:value="0.912569540405957">
            <text:p>0.9125695404</text:p>
          </table:table-cell>
          <table:table-cell table:number-columns-repeated="2" office:value-type="float" office:value="0">
            <text:p>0</text:p>
          </table:table-cell>
          <table:table-cell office:value-type="float" office:value="-27.0061338870651">
            <text:p>-27.006133887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836">
            <text:p>836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960">
            <text:p>15960</text:p>
          </table:table-cell>
          <table:table-cell office:value-type="float" office:value="23298">
            <text:p>23298</text:p>
          </table:table-cell>
          <table:table-cell office:value-type="float" office:value="33627">
            <text:p>33627</text:p>
          </table:table-cell>
          <table:table-cell office:value-type="float" office:value="193">
            <text:p>193</text:p>
          </table:table-cell>
          <table:table-cell office:value-type="float" office:value="-1106.125">
            <text:p>-1106.125</text:p>
          </table:table-cell>
          <table:table-cell office:value-type="float" office:value="326.625">
            <text:p>326.625</text:p>
          </table:table-cell>
          <table:table-cell office:value-type="float" office:value="0.0120927318295739">
            <text:p>0.0120927318</text:p>
          </table:table-cell>
          <table:table-cell office:value-type="float" office:value="-0.0474772512662031">
            <text:p>-0.0474772513</text:p>
          </table:table-cell>
          <table:table-cell office:value-type="float" office:value="0.00971317691141047">
            <text:p>0.0097131769</text:p>
          </table:table-cell>
          <table:table-cell office:value-type="float" office:value="1.04261118036319">
            <text:p>1.0426111804</text:p>
          </table:table-cell>
          <table:table-cell office:value-type="float" office:value="0.838247635768366">
            <text:p>0.8382476358</text:p>
          </table:table-cell>
          <table:table-cell office:value-type="float" office:value="1.03418103696913">
            <text:p>1.034181037</text:p>
          </table:table-cell>
          <table:table-cell office:value-type="float" office:value="0">
            <text:p>0</text:p>
          </table:table-cell>
          <table:table-cell office:value-type="float" office:value="-14.2501811454895">
            <text:p>-14.25018114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1554">
            <text:p>21554</text:p>
          </table:table-cell>
          <table:table-cell office:value-type="float" office:value="34841">
            <text:p>34841</text:p>
          </table:table-cell>
          <table:table-cell office:value-type="float" office:value="180">
            <text:p>180</text:p>
          </table:table-cell>
          <table:table-cell office:value-type="float" office:value="-1209">
            <text:p>-1209</text:p>
          </table:table-cell>
          <table:table-cell office:value-type="float" office:value="-34.875">
            <text:p>-34.875</text:p>
          </table:table-cell>
          <table:table-cell office:value-type="float" office:value="0.011577051710831">
            <text:p>0.0115770517</text:p>
          </table:table-cell>
          <table:table-cell office:value-type="float" office:value="-0.0560916767189385">
            <text:p>-0.0560916767</text:p>
          </table:table-cell>
          <table:table-cell office:value-type="float" office:value="-0.00100097586177205">
            <text:p>-0.0010009759</text:p>
          </table:table-cell>
          <table:table-cell office:value-type="float" office:value="1.04078237611549">
            <text:p>1.0407823761</text:p>
          </table:table-cell>
          <table:table-cell office:value-type="float" office:value="0.809845832830113">
            <text:p>0.8098458328</text:p>
          </table:table-cell>
          <table:table-cell office:value-type="float" office:value="0.996498548311043">
            <text:p>0.9964985483</text:p>
          </table:table-cell>
          <table:table-cell office:value-type="float" office:value="0">
            <text:p>0</text:p>
          </table:table-cell>
          <table:table-cell office:value-type="float" office:value="-12.0074903191794">
            <text:p>-12.0074903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5164">
            <text:p>15164</text:p>
          </table:table-cell>
          <table:table-cell office:value-type="float" office:value="21276">
            <text:p>21276</text:p>
          </table:table-cell>
          <table:table-cell office:value-type="float" office:value="36208">
            <text:p>36208</text:p>
          </table:table-cell>
          <table:table-cell office:value-type="float" office:value="-1164.125">
            <text:p>-1164.125</text:p>
          </table:table-cell>
          <table:table-cell office:value-type="float" office:value="-284.375">
            <text:p>-284.375</text:p>
          </table:table-cell>
          <table:table-cell office:value-type="float" office:value="-389.875">
            <text:p>-389.875</text:p>
          </table:table-cell>
          <table:table-cell office:value-type="float" office:value="-0.0767689923503034">
            <text:p>-0.0767689924</text:p>
          </table:table-cell>
          <table:table-cell office:value-type="float" office:value="-0.0133659992479789">
            <text:p>-0.0133659992</text:p>
          </table:table-cell>
          <table:table-cell office:value-type="float" office:value="-0.0107676480335837">
            <text:p>-0.010767648</text:p>
          </table:table-cell>
          <table:table-cell office:value-type="float" office:value="0.742859744019441">
            <text:p>0.742859744</text:p>
          </table:table-cell>
          <table:table-cell office:value-type="float" office:value="0.953569156506432">
            <text:p>0.9535691565</text:p>
          </table:table-cell>
          <table:table-cell office:value-type="float" office:value="0.96254047868104">
            <text:p>0.9625404787</text:p>
          </table:table-cell>
          <table:table-cell office:value-type="float" office:value="-8.67781242415839">
            <text:p>-8.6778124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3326">
            <text:p>13326</text:p>
          </table:table-cell>
          <table:table-cell office:value-type="float" office:value="21464">
            <text:p>21464</text:p>
          </table:table-cell>
          <table:table-cell office:value-type="float" office:value="34562">
            <text:p>34562</text:p>
          </table:table-cell>
          <table:table-cell office:value-type="float" office:value="-1225.375">
            <text:p>-1225.375</text:p>
          </table:table-cell>
          <table:table-cell office:value-type="float" office:value="384.875">
            <text:p>384.875</text:p>
          </table:table-cell>
          <table:table-cell office:value-type="float" office:value="-907.25">
            <text:p>-907.25</text:p>
          </table:table-cell>
          <table:table-cell office:value-type="float" office:value="-0.0919536995347441">
            <text:p>-0.0919536995</text:p>
          </table:table-cell>
          <table:table-cell office:value-type="float" office:value="0.0179311871039881">
            <text:p>0.0179311871</text:p>
          </table:table-cell>
          <table:table-cell office:value-type="float" office:value="-0.026249927666223">
            <text:p>-0.0262499277</text:p>
          </table:table-cell>
          <table:table-cell office:value-type="float" office:value="0.694734798030323">
            <text:p>0.694734798</text:p>
          </table:table-cell>
          <table:table-cell office:value-type="float" office:value="1.06338934870704">
            <text:p>1.0633893487</text:p>
          </table:table-cell>
          <table:table-cell office:value-type="float" office:value="0.909475808225084">
            <text:p>0.9094758082</text:p>
          </table:table-cell>
          <table:table-cell office:value-type="float" office:value="-7.18585763464293">
            <text:p>-7.1858576346</text:p>
          </table:table-cell>
          <table:table-cell office:value-type="float" office:value="0">
            <text:p>0</text:p>
          </table:table-cell>
          <table:table-cell office:value-type="float" office:value="-26.0575695577361">
            <text:p>-26.057569557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2328">
            <text:p>12328</text:p>
          </table:table-cell>
          <table:table-cell office:value-type="float" office:value="21417">
            <text:p>21417</text:p>
          </table:table-cell>
          <table:table-cell office:value-type="float" office:value="32609">
            <text:p>32609</text:p>
          </table:table-cell>
          <table:table-cell office:value-type="float" office:value="-1242.75">
            <text:p>-1242.75</text:p>
          </table:table-cell>
          <table:table-cell office:value-type="float" office:value="-1862.625">
            <text:p>-1862.625</text:p>
          </table:table-cell>
          <table:table-cell office:value-type="float" office:value="289.125">
            <text:p>289.125</text:p>
          </table:table-cell>
          <table:table-cell office:value-type="float" office:value="-0.10080710577547">
            <text:p>-0.1008071058</text:p>
          </table:table-cell>
          <table:table-cell office:value-type="float" office:value="-0.0869694635102956">
            <text:p>-0.0869694635</text:p>
          </table:table-cell>
          <table:table-cell office:value-type="float" office:value="0.00886641724677236">
            <text:p>0.0088664172</text:p>
          </table:table-cell>
          <table:table-cell office:value-type="float" office:value="0.667092792032514">
            <text:p>0.667092792</text:p>
          </table:table-cell>
          <table:table-cell office:value-type="float" office:value="0.710431705377172">
            <text:p>0.7104317054</text:p>
          </table:table-cell>
          <table:table-cell office:value-type="float" office:value="1.0311865425391">
            <text:p>1.0311865425</text:p>
          </table:table-cell>
          <table:table-cell office:value-type="float" office:value="-6.52326528976886">
            <text:p>-6.5232652898</text:p>
          </table:table-cell>
          <table:table-cell office:value-type="float" office:value="-7.61817797744728">
            <text:p>-7.61817797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2702">
            <text:p>12702</text:p>
          </table:table-cell>
          <table:table-cell office:value-type="float" office:value="20823">
            <text:p>20823</text:p>
          </table:table-cell>
          <table:table-cell office:value-type="float" office:value="34022">
            <text:p>34022</text:p>
          </table:table-cell>
          <table:table-cell office:value-type="float" office:value="-1124.5">
            <text:p>-1124.5</text:p>
          </table:table-cell>
          <table:table-cell office:value-type="float" office:value="-1171">
            <text:p>-1171</text:p>
          </table:table-cell>
          <table:table-cell office:value-type="float" office:value="6.5">
            <text:p>6.5</text:p>
          </table:table-cell>
          <table:table-cell office:value-type="float" office:value="-0.0885293654542592">
            <text:p>-0.0885293655</text:p>
          </table:table-cell>
          <table:table-cell office:value-type="float" office:value="-0.0562358930029295">
            <text:p>-0.056235893</text:p>
          </table:table-cell>
          <table:table-cell office:value-type="float" office:value="0.000191052848157075">
            <text:p>0.0001910528</text:p>
          </table:table-cell>
          <table:table-cell office:value-type="float" office:value="0.705508620063651">
            <text:p>0.7055086201</text:p>
          </table:table-cell>
          <table:table-cell office:value-type="float" office:value="0.809372826786947">
            <text:p>0.8093728268</text:p>
          </table:table-cell>
          <table:table-cell office:value-type="float" office:value="1.00066875651088">
            <text:p>1.0006687565</text:p>
          </table:table-cell>
          <table:table-cell office:value-type="float" office:value="-7.47764642821024">
            <text:p>-7.4776464282</text:p>
          </table:table-cell>
          <table:table-cell office:value-type="float" office:value="-11.9757910930349">
            <text:p>-11.9757910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844">
            <text:p>844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1510">
            <text:p>11510</text:p>
          </table:table-cell>
          <table:table-cell office:value-type="float" office:value="19704">
            <text:p>19704</text:p>
          </table:table-cell>
          <table:table-cell office:value-type="float" office:value="35162">
            <text:p>35162</text:p>
          </table:table-cell>
          <table:table-cell office:value-type="float" office:value="-889.25">
            <text:p>-889.25</text:p>
          </table:table-cell>
          <table:table-cell office:value-type="float" office:value="-186">
            <text:p>-186</text:p>
          </table:table-cell>
          <table:table-cell office:value-type="float" office:value="-391.125">
            <text:p>-391.125</text:p>
          </table:table-cell>
          <table:table-cell office:value-type="float" office:value="-0.0772589052997394">
            <text:p>-0.0772589053</text:p>
          </table:table-cell>
          <table:table-cell office:value-type="float" office:value="-0.00943970767356882">
            <text:p>-0.0094397077</text:p>
          </table:table-cell>
          <table:table-cell office:value-type="float" office:value="-0.0111235140208179">
            <text:p>-0.011123514</text:p>
          </table:table-cell>
          <table:table-cell office:value-type="float" office:value="0.741292950809216">
            <text:p>0.7412929508</text:p>
          </table:table-cell>
          <table:table-cell office:value-type="float" office:value="0.967135674981195">
            <text:p>0.967135675</text:p>
          </table:table-cell>
          <table:table-cell office:value-type="float" office:value="0.961310216752913">
            <text:p>0.9613102168</text:p>
          </table:table-cell>
          <table:table-cell office:value-type="float" office:value="-8.62052722641443">
            <text:p>-8.62052722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0051">
            <text:p>10051</text:p>
          </table:table-cell>
          <table:table-cell office:value-type="float" office:value="17437">
            <text:p>17437</text:p>
          </table:table-cell>
          <table:table-cell office:value-type="float" office:value="33613">
            <text:p>33613</text:p>
          </table:table-cell>
          <table:table-cell office:value-type="float" office:value="-629.75">
            <text:p>-629.75</text:p>
          </table:table-cell>
          <table:table-cell office:value-type="float" office:value="-892.5">
            <text:p>-892.5</text:p>
          </table:table-cell>
          <table:table-cell office:value-type="float" office:value="-909.5">
            <text:p>-909.5</text:p>
          </table:table-cell>
          <table:table-cell office:value-type="float" office:value="-0.062655457168441">
            <text:p>-0.0626554572</text:p>
          </table:table-cell>
          <table:table-cell office:value-type="float" office:value="-0.051184263348053">
            <text:p>-0.0511842633</text:p>
          </table:table-cell>
          <table:table-cell office:value-type="float" office:value="-0.0270579835182816">
            <text:p>-0.0270579835</text:p>
          </table:table-cell>
          <table:table-cell office:value-type="float" office:value="0.78840028428391">
            <text:p>0.7884002843</text:p>
          </table:table-cell>
          <table:table-cell office:value-type="float" office:value="0.825989942758201">
            <text:p>0.8259899428</text:p>
          </table:table-cell>
          <table:table-cell office:value-type="float" office:value="0.906732041251282">
            <text:p>0.9067320413</text:p>
          </table:table-cell>
          <table:table-cell office:value-type="float" office:value="-10.7125273294439">
            <text:p>-10.7125273294</text:p>
          </table:table-cell>
          <table:table-cell office:value-type="float" office:value="-13.1925848326971">
            <text:p>-13.1925848327</text:p>
          </table:table-cell>
          <table:table-cell office:value-type="float" office:value="-25.2689460662969">
            <text:p>-25.268946066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7966">
            <text:p>7966</text:p>
          </table:table-cell>
          <table:table-cell office:value-type="float" office:value="16150">
            <text:p>16150</text:p>
          </table:table-cell>
          <table:table-cell office:value-type="float" office:value="31013">
            <text:p>31013</text:p>
          </table:table-cell>
          <table:table-cell office:value-type="float" office:value="-578">
            <text:p>-578</text:p>
          </table:table-cell>
          <table:table-cell office:value-type="float" office:value="-1526.75">
            <text:p>-1526.75</text:p>
          </table:table-cell>
          <table:table-cell office:value-type="float" office:value="-1483.875">
            <text:p>-1483.875</text:p>
          </table:table-cell>
          <table:table-cell office:value-type="float" office:value="-0.0725583730856139">
            <text:p>-0.0725583731</text:p>
          </table:table-cell>
          <table:table-cell office:value-type="float" office:value="-0.0945356037151703">
            <text:p>-0.0945356037</text:p>
          </table:table-cell>
          <table:table-cell office:value-type="float" office:value="-0.0478468706671396">
            <text:p>-0.0478468707</text:p>
          </table:table-cell>
          <table:table-cell office:value-type="float" office:value="0.75636454050982">
            <text:p>0.7563645405</text:p>
          </table:table-cell>
          <table:table-cell office:value-type="float" office:value="0.686641868521696">
            <text:p>0.6866418685</text:p>
          </table:table-cell>
          <table:table-cell office:value-type="float" office:value="0.837023025808982">
            <text:p>0.8370230258</text:p>
          </table:table-cell>
          <table:table-cell office:value-type="float" office:value="-9.20203509344379">
            <text:p>-9.2020350934</text:p>
          </table:table-cell>
          <table:table-cell office:value-type="float" office:value="-6.97981949152211">
            <text:p>-6.9798194915</text:p>
          </table:table-cell>
          <table:table-cell office:value-type="float" office:value="-14.1373763862759">
            <text:p>-14.137376386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7210">
            <text:p>7210</text:p>
          </table:table-cell>
          <table:table-cell office:value-type="float" office:value="15950">
            <text:p>15950</text:p>
          </table:table-cell>
          <table:table-cell office:value-type="float" office:value="28106">
            <text:p>28106</text:p>
          </table:table-cell>
          <table:table-cell office:value-type="float" office:value="-642.75">
            <text:p>-642.75</text:p>
          </table:table-cell>
          <table:table-cell office:value-type="float" office:value="-872.625">
            <text:p>-872.625</text:p>
          </table:table-cell>
          <table:table-cell office:value-type="float" office:value="-1526.625">
            <text:p>-1526.625</text:p>
          </table:table-cell>
          <table:table-cell office:value-type="float" office:value="-0.0891470180305132">
            <text:p>-0.089147018</text:p>
          </table:table-cell>
          <table:table-cell office:value-type="float" office:value="-0.0547100313479624">
            <text:p>-0.0547100313</text:p>
          </table:table-cell>
          <table:table-cell office:value-type="float" office:value="-0.0543166939443535">
            <text:p>-0.0543166939</text:p>
          </table:table-cell>
          <table:table-cell office:value-type="float" office:value="0.70356193090772">
            <text:p>0.7035619309</text:p>
          </table:table-cell>
          <table:table-cell office:value-type="float" office:value="0.814381537841118">
            <text:p>0.8143815378</text:p>
          </table:table-cell>
          <table:table-cell office:value-type="float" office:value="0.81567416554721">
            <text:p>0.8156741655</text:p>
          </table:table-cell>
          <table:table-cell office:value-type="float" office:value="-7.4233603120238">
            <text:p>-7.423360312</text:p>
          </table:table-cell>
          <table:table-cell office:value-type="float" office:value="-12.3196481276189">
            <text:p>-12.3196481276</text:p>
          </table:table-cell>
          <table:table-cell office:value-type="float" office:value="-12.4114188461942">
            <text:p>-12.411418846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7560">
            <text:p>7560</text:p>
          </table:table-cell>
          <table:table-cell office:value-type="float" office:value="14720">
            <text:p>14720</text:p>
          </table:table-cell>
          <table:table-cell office:value-type="float" office:value="25450">
            <text:p>25450</text:p>
          </table:table-cell>
          <table:table-cell office:value-type="float" office:value="-524.875">
            <text:p>-524.875</text:p>
          </table:table-cell>
          <table:table-cell office:value-type="float" office:value="-1099">
            <text:p>-1099</text:p>
          </table:table-cell>
          <table:table-cell office:value-type="float" office:value="-1972.75">
            <text:p>-1972.75</text:p>
          </table:table-cell>
          <table:table-cell office:value-type="float" office:value="-0.06942791005291">
            <text:p>-0.0694279101</text:p>
          </table:table-cell>
          <table:table-cell office:value-type="float" office:value="-0.0746603260869565">
            <text:p>-0.0746603261</text:p>
          </table:table-cell>
          <table:table-cell office:value-type="float" office:value="-0.0775147347740668">
            <text:p>-0.0775147348</text:p>
          </table:table-cell>
          <table:table-cell office:value-type="float" office:value="0.766449974815672">
            <text:p>0.7664499748</text:p>
          </table:table-cell>
          <table:table-cell office:value-type="float" office:value="0.749614220706817">
            <text:p>0.7496142207</text:p>
          </table:table-cell>
          <table:table-cell office:value-type="float" office:value="0.74047515514067">
            <text:p>0.7404751551</text:p>
          </table:table-cell>
          <table:table-cell office:value-type="float" office:value="-9.63296691295893">
            <text:p>-9.632966913</text:p>
          </table:table-cell>
          <table:table-cell office:value-type="float" office:value="-8.93295438365287">
            <text:p>-8.9329543837</text:p>
          </table:table-cell>
          <table:table-cell office:value-type="float" office:value="-8.59090088644238">
            <text:p>-8.590900886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8288">
            <text:p>8288</text:p>
          </table:table-cell>
          <table:table-cell office:value-type="float" office:value="13065">
            <text:p>13065</text:p>
          </table:table-cell>
          <table:table-cell office:value-type="float" office:value="22423">
            <text:p>22423</text:p>
          </table:table-cell>
          <table:table-cell office:value-type="float" office:value="-344.625">
            <text:p>-344.625</text:p>
          </table:table-cell>
          <table:table-cell office:value-type="float" office:value="-770.25">
            <text:p>-770.25</text:p>
          </table:table-cell>
          <table:table-cell office:value-type="float" office:value="-2076.375">
            <text:p>-2076.375</text:p>
          </table:table-cell>
          <table:table-cell office:value-type="float" office:value="-0.0415812017374517">
            <text:p>-0.0415812017</text:p>
          </table:table-cell>
          <table:table-cell office:value-type="float" office:value="-0.058955223880597">
            <text:p>-0.0589552239</text:p>
          </table:table-cell>
          <table:table-cell office:value-type="float" office:value="-0.0926002319047407">
            <text:p>-0.0926002319</text:p>
          </table:table-cell>
          <table:table-cell office:value-type="float" office:value="0.857854626741263">
            <text:p>0.8578546267</text:p>
          </table:table-cell>
          <table:table-cell office:value-type="float" office:value="0.800469124526621">
            <text:p>0.8004691245</text:p>
          </table:table-cell>
          <table:table-cell office:value-type="float" office:value="0.692705802113079">
            <text:p>0.6927058021</text:p>
          </table:table-cell>
          <table:table-cell office:value-type="float" office:value="-16.3206978721757">
            <text:p>-16.3206978722</text:p>
          </table:table-cell>
          <table:table-cell office:value-type="float" office:value="-11.4070967519381">
            <text:p>-11.4070967519</text:p>
          </table:table-cell>
          <table:table-cell office:value-type="float" office:value="-7.13318638100112">
            <text:p>-7.13318638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7714">
            <text:p>7714</text:p>
          </table:table-cell>
          <table:table-cell office:value-type="float" office:value="12215">
            <text:p>12215</text:p>
          </table:table-cell>
          <table:table-cell office:value-type="float" office:value="20738">
            <text:p>20738</text:p>
          </table:table-cell>
          <table:table-cell office:value-type="float" office:value="-714.625">
            <text:p>-714.625</text:p>
          </table:table-cell>
          <table:table-cell office:value-type="float" office:value="-1268.625">
            <text:p>-1268.625</text:p>
          </table:table-cell>
          <table:table-cell office:value-type="float" office:value="-2075.125">
            <text:p>-2075.125</text:p>
          </table:table-cell>
          <table:table-cell office:value-type="float" office:value="-0.0926400051853772">
            <text:p>-0.0926400052</text:p>
          </table:table-cell>
          <table:table-cell office:value-type="float" office:value="-0.103857961522718">
            <text:p>-0.1038579615</text:p>
          </table:table-cell>
          <table:table-cell office:value-type="float" office:value="-0.100063892371492">
            <text:p>-0.1000638924</text:p>
          </table:table-cell>
          <table:table-cell office:value-type="float" office:value="0.692581036150243">
            <text:p>0.6925810362</text:p>
          </table:table-cell>
          <table:table-cell office:value-type="float" office:value="0.65763862796693">
            <text:p>0.657638628</text:p>
          </table:table-cell>
          <table:table-cell office:value-type="float" office:value="0.669401430510584">
            <text:p>0.6694014305</text:p>
          </table:table-cell>
          <table:table-cell office:value-type="float" office:value="-7.12997014365325">
            <text:p>-7.1299701437</text:p>
          </table:table-cell>
          <table:table-cell office:value-type="float" office:value="-6.32108545043385">
            <text:p>-6.3210854504</text:p>
          </table:table-cell>
          <table:table-cell office:value-type="float" office:value="-6.57438352652758">
            <text:p>-6.574383526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7210">
            <text:p>7210</text:p>
          </table:table-cell>
          <table:table-cell office:value-type="float" office:value="12420">
            <text:p>12420</text:p>
          </table:table-cell>
          <table:table-cell office:value-type="float" office:value="21809">
            <text:p>21809</text:p>
          </table:table-cell>
          <table:table-cell office:value-type="float" office:value="-642.75">
            <text:p>-642.75</text:p>
          </table:table-cell>
          <table:table-cell office:value-type="float" office:value="-1171.25">
            <text:p>-1171.25</text:p>
          </table:table-cell>
          <table:table-cell office:value-type="float" office:value="-1674.25">
            <text:p>-1674.25</text:p>
          </table:table-cell>
          <table:table-cell office:value-type="float" office:value="-0.0891470180305132">
            <text:p>-0.089147018</text:p>
          </table:table-cell>
          <table:table-cell office:value-type="float" office:value="-0.0943035426731079">
            <text:p>-0.0943035427</text:p>
          </table:table-cell>
          <table:table-cell office:value-type="float" office:value="-0.0767687651886836">
            <text:p>-0.0767687652</text:p>
          </table:table-cell>
          <table:table-cell office:value-type="float" office:value="0.70356193090772">
            <text:p>0.7035619309</text:p>
          </table:table-cell>
          <table:table-cell office:value-type="float" office:value="0.687368190639092">
            <text:p>0.6873681906</text:p>
          </table:table-cell>
          <table:table-cell office:value-type="float" office:value="0.742860470724454">
            <text:p>0.7428604707</text:p>
          </table:table-cell>
          <table:table-cell office:value-type="float" office:value="-7.4233603120238">
            <text:p>-7.423360312</text:p>
          </table:table-cell>
          <table:table-cell office:value-type="float" office:value="-6.9978771009182">
            <text:p>-6.9978771009</text:p>
          </table:table-cell>
          <table:table-cell office:value-type="float" office:value="-8.67783915550976">
            <text:p>-8.677839155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7476">
            <text:p>7476</text:p>
          </table:table-cell>
          <table:table-cell office:value-type="float" office:value="11557">
            <text:p>11557</text:p>
          </table:table-cell>
          <table:table-cell office:value-type="float" office:value="19380">
            <text:p>19380</text:p>
          </table:table-cell>
          <table:table-cell office:value-type="float" office:value="-505">
            <text:p>-505</text:p>
          </table:table-cell>
          <table:table-cell office:value-type="float" office:value="-501.125">
            <text:p>-501.125</text:p>
          </table:table-cell>
          <table:table-cell office:value-type="float" office:value="-1265.75">
            <text:p>-1265.75</text:p>
          </table:table-cell>
          <table:table-cell office:value-type="float" office:value="-0.0675494917067951">
            <text:p>-0.0675494917</text:p>
          </table:table-cell>
          <table:table-cell office:value-type="float" office:value="-0.0433611663926625">
            <text:p>-0.0433611664</text:p>
          </table:table-cell>
          <table:table-cell office:value-type="float" office:value="-0.06531217750258">
            <text:p>-0.0653121775</text:p>
          </table:table-cell>
          <table:table-cell office:value-type="float" office:value="0.772520129332716">
            <text:p>0.7725201293</text:p>
          </table:table-cell>
          <table:table-cell office:value-type="float" office:value="0.851921091497508">
            <text:p>0.8519210915</text:p>
          </table:table-cell>
          <table:table-cell office:value-type="float" office:value="0.779768112580022">
            <text:p>0.7797681126</text:p>
          </table:table-cell>
          <table:table-cell office:value-type="float" office:value="-9.91071030187961">
            <text:p>-9.9107103019</text:p>
          </table:table-cell>
          <table:table-cell office:value-type="float" office:value="-15.6363026286249">
            <text:p>-15.6363026286</text:p>
          </table:table-cell>
          <table:table-cell office:value-type="float" office:value="-10.2623574895069">
            <text:p>-10.262357489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7294">
            <text:p>7294</text:p>
          </table:table-cell>
          <table:table-cell office:value-type="float" office:value="11295">
            <text:p>11295</text:p>
          </table:table-cell>
          <table:table-cell office:value-type="float" office:value="17002">
            <text:p>17002</text:p>
          </table:table-cell>
          <table:table-cell office:value-type="float" office:value="-421.625">
            <text:p>-421.625</text:p>
          </table:table-cell>
          <table:table-cell office:value-type="float" office:value="-251.25">
            <text:p>-251.25</text:p>
          </table:table-cell>
          <table:table-cell office:value-type="float" office:value="-953.375">
            <text:p>-953.375</text:p>
          </table:table-cell>
          <table:table-cell office:value-type="float" office:value="-0.0578043597477379">
            <text:p>-0.0578043597</text:p>
          </table:table-cell>
          <table:table-cell office:value-type="float" office:value="-0.0222443559096946">
            <text:p>-0.0222443559</text:p>
          </table:table-cell>
          <table:table-cell office:value-type="float" office:value="-0.0560742853781908">
            <text:p>-0.0560742854</text:p>
          </table:table-cell>
          <table:table-cell office:value-type="float" office:value="0.804233775134375">
            <text:p>0.8042337751</text:p>
          </table:table-cell>
          <table:table-cell office:value-type="float" office:value="0.92311458460095">
            <text:p>0.9231145846</text:p>
          </table:table-cell>
          <table:table-cell office:value-type="float" office:value="0.809902879118455">
            <text:p>0.8099028791</text:p>
          </table:table-cell>
          <table:table-cell office:value-type="float" office:value="-11.6412485873441">
            <text:p>-11.6412485873</text:p>
          </table:table-cell>
          <table:table-cell office:value-type="float" office:value="-30.8127137143366">
            <text:p>-30.8127137143</text:p>
          </table:table-cell>
          <table:table-cell office:value-type="float" office:value="-12.0113240084925">
            <text:p>-12.011324008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5992">
            <text:p>5992</text:p>
          </table:table-cell>
          <table:table-cell office:value-type="float" office:value="9785">
            <text:p>9785</text:p>
          </table:table-cell>
          <table:table-cell office:value-type="float" office:value="16029">
            <text:p>16029</text:p>
          </table:table-cell>
          <table:table-cell office:value-type="float" office:value="-747.625">
            <text:p>-747.625</text:p>
          </table:table-cell>
          <table:table-cell office:value-type="float" office:value="-606.875">
            <text:p>-606.875</text:p>
          </table:table-cell>
          <table:table-cell office:value-type="float" office:value="-276.25">
            <text:p>-276.25</text:p>
          </table:table-cell>
          <table:table-cell office:value-type="float" office:value="-0.124770527369826">
            <text:p>-0.1247705274</text:p>
          </table:table-cell>
          <table:table-cell office:value-type="float" office:value="-0.0620209504343383">
            <text:p>-0.0620209504</text:p>
          </table:table-cell>
          <table:table-cell office:value-type="float" office:value="-0.0172343876723439">
            <text:p>-0.0172343877</text:p>
          </table:table-cell>
          <table:table-cell office:value-type="float" office:value="0.593815815825891">
            <text:p>0.5938158158</text:p>
          </table:table-cell>
          <table:table-cell office:value-type="float" office:value="0.790466006133662">
            <text:p>0.7904660061</text:p>
          </table:table-cell>
          <table:table-cell office:value-type="float" office:value="0.94026181041894">
            <text:p>0.9402618104</text:p>
          </table:table-cell>
          <table:table-cell office:value-type="float" office:value="-5.20110665639282">
            <text:p>-5.2011066564</text:p>
          </table:table-cell>
          <table:table-cell office:value-type="float" office:value="-10.8257450238434">
            <text:p>-10.8257450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6748">
            <text:p>6748</text:p>
          </table:table-cell>
          <table:table-cell office:value-type="float" office:value="9808">
            <text:p>9808</text:p>
          </table:table-cell>
          <table:table-cell office:value-type="float" office:value="15938">
            <text:p>15938</text:p>
          </table:table-cell>
          <table:table-cell office:value-type="float" office:value="-834.25">
            <text:p>-834.25</text:p>
          </table:table-cell>
          <table:table-cell office:value-type="float" office:value="-101">
            <text:p>-101</text:p>
          </table:table-cell>
          <table:table-cell office:value-type="float" office:value="-164.125">
            <text:p>-164.125</text:p>
          </table:table-cell>
          <table:table-cell office:value-type="float" office:value="-0.123629223473622">
            <text:p>-0.1236292235</text:p>
          </table:table-cell>
          <table:table-cell table:number-columns-repeated="2" office:value-type="float" office:value="-0.0102977161500816">
            <text:p>-0.0102977162</text:p>
          </table:table-cell>
          <table:table-cell office:value-type="float" office:value="0.597254720239838">
            <text:p>0.5972547202</text:p>
          </table:table-cell>
          <table:table-cell table:number-columns-repeated="2" office:value-type="float" office:value="0.964165837672214">
            <text:p>0.9641658377</text:p>
          </table:table-cell>
          <table:table-cell office:value-type="float" office:value="-5.25246724713988">
            <text:p>-5.25246724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7098">
            <text:p>7098</text:p>
          </table:table-cell>
          <table:table-cell office:value-type="float" office:value="10146">
            <text:p>10146</text:p>
          </table:table-cell>
          <table:table-cell office:value-type="float" office:value="16601">
            <text:p>16601</text:p>
          </table:table-cell>
          <table:table-cell office:value-type="float" office:value="-747.5">
            <text:p>-747.5</text:p>
          </table:table-cell>
          <table:table-cell office:value-type="float" office:value="-78.375">
            <text:p>-78.375</text:p>
          </table:table-cell>
          <table:table-cell office:value-type="float" office:value="-198.25">
            <text:p>-198.25</text:p>
          </table:table-cell>
          <table:table-cell office:value-type="float" office:value="-0.105311355311355">
            <text:p>-0.1053113553</text:p>
          </table:table-cell>
          <table:table-cell office:value-type="float" office:value="-0.0077247191011236">
            <text:p>-0.0077247191</text:p>
          </table:table-cell>
          <table:table-cell office:value-type="float" office:value="-0.0119420516836335">
            <text:p>-0.0119420517</text:p>
          </table:table-cell>
          <table:table-cell office:value-type="float" office:value="0.653147600262985">
            <text:p>0.6531476003</text:p>
          </table:table-cell>
          <table:table-cell office:value-type="float" office:value="0.973080438865042">
            <text:p>0.9730804389</text:p>
          </table:table-cell>
          <table:table-cell office:value-type="float" office:value="0.958482339800175">
            <text:p>0.9584823398</text:p>
          </table:table-cell>
          <table:table-cell office:value-type="float" office:value="-6.22888451163079">
            <text:p>-6.22888451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6454">
            <text:p>6454</text:p>
          </table:table-cell>
          <table:table-cell office:value-type="float" office:value="9801">
            <text:p>9801</text:p>
          </table:table-cell>
          <table:table-cell office:value-type="float" office:value="16029">
            <text:p>16029</text:p>
          </table:table-cell>
          <table:table-cell office:value-type="float" office:value="-560.75">
            <text:p>-560.75</text:p>
          </table:table-cell>
          <table:table-cell office:value-type="float" office:value="-307.125">
            <text:p>-307.125</text:p>
          </table:table-cell>
          <table:table-cell office:value-type="float" office:value="-276.25">
            <text:p>-276.25</text:p>
          </table:table-cell>
          <table:table-cell office:value-type="float" office:value="-0.0868841028819337">
            <text:p>-0.0868841029</text:p>
          </table:table-cell>
          <table:table-cell office:value-type="float" office:value="-0.03133608815427">
            <text:p>-0.0313360882</text:p>
          </table:table-cell>
          <table:table-cell office:value-type="float" office:value="-0.0172343876723439">
            <text:p>-0.0172343877</text:p>
          </table:table-cell>
          <table:table-cell office:value-type="float" office:value="0.710701380687085">
            <text:p>0.7107013807</text:p>
          </table:table-cell>
          <table:table-cell office:value-type="float" office:value="0.892248314284847">
            <text:p>0.8922483143</text:p>
          </table:table-cell>
          <table:table-cell office:value-type="float" office:value="0.94026181041894">
            <text:p>0.9402618104</text:p>
          </table:table-cell>
          <table:table-cell office:value-type="float" office:value="-7.62601363108725">
            <text:p>-7.6260136311</text:p>
          </table:table-cell>
          <table:table-cell office:value-type="float" office:value="-21.7713611928224">
            <text:p>-21.77136119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5530">
            <text:p>5530</text:p>
          </table:table-cell>
          <table:table-cell office:value-type="float" office:value="8833">
            <text:p>8833</text:p>
          </table:table-cell>
          <table:table-cell office:value-type="float" office:value="15834">
            <text:p>15834</text:p>
          </table:table-cell>
          <table:table-cell office:value-type="float" office:value="45.5">
            <text:p>45.5</text:p>
          </table:table-cell>
          <table:table-cell office:value-type="float" office:value="-61.875">
            <text:p>-61.875</text:p>
          </table:table-cell>
          <table:table-cell office:value-type="float" office:value="-115.375">
            <text:p>-115.375</text:p>
          </table:table-cell>
          <table:table-cell office:value-type="float" office:value="0.00822784810126582">
            <text:p>0.0082278481</text:p>
          </table:table-cell>
          <table:table-cell office:value-type="float" office:value="-0.00700498132004981">
            <text:p>-0.0070049813</text:p>
          </table:table-cell>
          <table:table-cell office:value-type="float" office:value="-0.00728653530377668">
            <text:p>-0.0072865353</text:p>
          </table:table-cell>
          <table:table-cell office:value-type="float" office:value="1.02893015542381">
            <text:p>1.0289301554</text:p>
          </table:table-cell>
          <table:table-cell office:value-type="float" office:value="0.975578742115882">
            <text:p>0.9755787421</text:p>
          </table:table-cell>
          <table:table-cell office:value-type="float" office:value="0.974601189886379">
            <text:p>0.97460118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5166">
            <text:p>5166</text:p>
          </table:table-cell>
          <table:table-cell office:value-type="float" office:value="8820">
            <text:p>8820</text:p>
          </table:table-cell>
          <table:table-cell office:value-type="float" office:value="15691">
            <text:p>15691</text:p>
          </table:table-cell>
          <table:table-cell office:value-type="float" office:value="70">
            <text:p>70</text:p>
          </table:table-cell>
          <table:table-cell office:value-type="float" office:value="-298.5">
            <text:p>-298.5</text:p>
          </table:table-cell>
          <table:table-cell office:value-type="float" office:value="-130">
            <text:p>-130</text:p>
          </table:table-cell>
          <table:table-cell office:value-type="float" office:value="0.013550135501355">
            <text:p>0.0135501355</text:p>
          </table:table-cell>
          <table:table-cell office:value-type="float" office:value="-0.033843537414966">
            <text:p>-0.0338435374</text:p>
          </table:table-cell>
          <table:table-cell office:value-type="float" office:value="-0.00828500414250207">
            <text:p>-0.0082850041</text:p>
          </table:table-cell>
          <table:table-cell office:value-type="float" office:value="1.04778534235207">
            <text:p>1.0477853424</text:p>
          </table:table-cell>
          <table:table-cell office:value-type="float" office:value="0.883792573696145">
            <text:p>0.8837925737</text:p>
          </table:table-cell>
          <table:table-cell office:value-type="float" office:value="0.97113702243678">
            <text:p>0.9711370224</text:p>
          </table:table-cell>
          <table:table-cell office:value-type="float" office:value="0">
            <text:p>0</text:p>
          </table:table-cell>
          <table:table-cell office:value-type="float" office:value="-20.1323694910774">
            <text:p>-20.13236949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4830">
            <text:p>4830</text:p>
          </table:table-cell>
          <table:table-cell office:value-type="float" office:value="8619">
            <text:p>8619</text:p>
          </table:table-cell>
          <table:table-cell office:value-type="float" office:value="15431">
            <text:p>15431</text:p>
          </table:table-cell>
          <table:table-cell office:value-type="float" office:value="94.5">
            <text:p>94.5</text:p>
          </table:table-cell>
          <table:table-cell office:value-type="float" office:value="-401.625">
            <text:p>-401.625</text:p>
          </table:table-cell>
          <table:table-cell office:value-type="float" office:value="-305.5">
            <text:p>-305.5</text:p>
          </table:table-cell>
          <table:table-cell office:value-type="float" office:value="0.0195652173913043">
            <text:p>0.0195652174</text:p>
          </table:table-cell>
          <table:table-cell office:value-type="float" office:value="-0.0465976331360947">
            <text:p>-0.0465976331</text:p>
          </table:table-cell>
          <table:table-cell office:value-type="float" office:value="-0.0197978096040438">
            <text:p>-0.0197978096</text:p>
          </table:table-cell>
          <table:table-cell office:value-type="float" office:value="1.06922854442344">
            <text:p>1.0692285444</text:p>
          </table:table-cell>
          <table:table-cell office:value-type="float" office:value="0.841164109274885">
            <text:p>0.8411641093</text:p>
          </table:table-cell>
          <table:table-cell office:value-type="float" office:value="0.931475894785478">
            <text:p>0.9314758948</text:p>
          </table:table-cell>
          <table:table-cell office:value-type="float" office:value="0">
            <text:p>0</text:p>
          </table:table-cell>
          <table:table-cell office:value-type="float" office:value="-14.5258287414427">
            <text:p>-14.52582874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4844">
            <text:p>4844</text:p>
          </table:table-cell>
          <table:table-cell office:value-type="float" office:value="8132">
            <text:p>8132</text:p>
          </table:table-cell>
          <table:table-cell office:value-type="float" office:value="14157">
            <text:p>14157</text:p>
          </table:table-cell>
          <table:table-cell office:value-type="float" office:value="199.5">
            <text:p>199.5</text:p>
          </table:table-cell>
          <table:table-cell office:value-type="float" office:value="-370.5">
            <text:p>-370.5</text:p>
          </table:table-cell>
          <table:table-cell office:value-type="float" office:value="-443.625">
            <text:p>-443.625</text:p>
          </table:table-cell>
          <table:table-cell office:value-type="float" office:value="0.0411849710982659">
            <text:p>0.0411849711</text:p>
          </table:table-cell>
          <table:table-cell office:value-type="float" office:value="-0.0455607476635514">
            <text:p>-0.0455607477</text:p>
          </table:table-cell>
          <table:table-cell office:value-type="float" office:value="-0.03133608815427">
            <text:p>-0.0313360882</text:p>
          </table:table-cell>
          <table:table-cell office:value-type="float" office:value="1.14747195445889">
            <text:p>1.1474719545</text:p>
          </table:table-cell>
          <table:table-cell office:value-type="float" office:value="0.844605915363787">
            <text:p>0.8446059154</text:p>
          </table:table-cell>
          <table:table-cell office:value-type="float" office:value="0.892248314284847">
            <text:p>0.8922483143</text:p>
          </table:table-cell>
          <table:table-cell office:value-type="float" office:value="17.1743423628208">
            <text:p>17.1743423628</text:p>
          </table:table-cell>
          <table:table-cell office:value-type="float" office:value="-14.8644249419623">
            <text:p>-14.864424942</text:p>
          </table:table-cell>
          <table:table-cell office:value-type="float" office:value="-21.7713611928224">
            <text:p>-21.771361192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5530">
            <text:p>5530</text:p>
          </table:table-cell>
          <table:table-cell office:value-type="float" office:value="8255">
            <text:p>8255</text:p>
          </table:table-cell>
          <table:table-cell office:value-type="float" office:value="14690">
            <text:p>14690</text:p>
          </table:table-cell>
          <table:table-cell office:value-type="float" office:value="45.5">
            <text:p>45.5</text:p>
          </table:table-cell>
          <table:table-cell office:value-type="float" office:value="-24.375">
            <text:p>-24.375</text:p>
          </table:table-cell>
          <table:table-cell office:value-type="float" office:value="-401.375">
            <text:p>-401.375</text:p>
          </table:table-cell>
          <table:table-cell office:value-type="float" office:value="0.00822784810126582">
            <text:p>0.0082278481</text:p>
          </table:table-cell>
          <table:table-cell office:value-type="float" office:value="-0.00295275590551181">
            <text:p>-0.0029527559</text:p>
          </table:table-cell>
          <table:table-cell office:value-type="float" office:value="-0.0273230088495575">
            <text:p>-0.0273230088</text:p>
          </table:table-cell>
          <table:table-cell office:value-type="float" office:value="1.02893015542381">
            <text:p>1.0289301554</text:p>
          </table:table-cell>
          <table:table-cell office:value-type="float" office:value="0.989682443114886">
            <text:p>0.9896824431</text:p>
          </table:table-cell>
          <table:table-cell office:value-type="float" office:value="0.905832700779231">
            <text:p>0.9058327008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204517849365">
            <text:p>-25.02045178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5166">
            <text:p>5166</text:p>
          </table:table-cell>
          <table:table-cell office:value-type="float" office:value="8739">
            <text:p>8739</text:p>
          </table:table-cell>
          <table:table-cell office:value-type="float" office:value="14898">
            <text:p>14898</text:p>
          </table:table-cell>
          <table:table-cell office:value-type="float" office:value="70">
            <text:p>70</text:p>
          </table:table-cell>
          <table:table-cell office:value-type="float" office:value="-79.875">
            <text:p>-79.875</text:p>
          </table:table-cell>
          <table:table-cell office:value-type="float" office:value="-448.5">
            <text:p>-448.5</text:p>
          </table:table-cell>
          <table:table-cell office:value-type="float" office:value="0.013550135501355">
            <text:p>0.0135501355</text:p>
          </table:table-cell>
          <table:table-cell office:value-type="float" office:value="-0.00914006179196704">
            <text:p>-0.0091400618</text:p>
          </table:table-cell>
          <table:table-cell office:value-type="float" office:value="-0.0301047120418848">
            <text:p>-0.030104712</text:p>
          </table:table-cell>
          <table:table-cell office:value-type="float" office:value="1.04778534235207">
            <text:p>1.0477853424</text:p>
          </table:table-cell>
          <table:table-cell office:value-type="float" office:value="0.968173523558055">
            <text:p>0.9681735236</text:p>
          </table:table-cell>
          <table:table-cell office:value-type="float" office:value="0.896409843480168">
            <text:p>0.8964098435</text:p>
          </table:table-cell>
          <table:table-cell table:number-columns-repeated="2" office:value-type="float" office:value="0">
            <text:p>0</text:p>
          </table:table-cell>
          <table:table-cell office:value-type="float" office:value="-22.6762019367586">
            <text:p>-22.676201936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4830">
            <text:p>4830</text:p>
          </table:table-cell>
          <table:table-cell office:value-type="float" office:value="8680">
            <text:p>8680</text:p>
          </table:table-cell>
          <table:table-cell office:value-type="float" office:value="14157">
            <text:p>14157</text:p>
          </table:table-cell>
          <table:table-cell office:value-type="float" office:value="94.5">
            <text:p>94.5</text:p>
          </table:table-cell>
          <table:table-cell office:value-type="float" office:value="-46.875">
            <text:p>-46.875</text:p>
          </table:table-cell>
          <table:table-cell office:value-type="float" office:value="-443.625">
            <text:p>-443.625</text:p>
          </table:table-cell>
          <table:table-cell office:value-type="float" office:value="0.0195652173913043">
            <text:p>0.0195652174</text:p>
          </table:table-cell>
          <table:table-cell office:value-type="float" office:value="-0.00540034562211982">
            <text:p>-0.0054003456</text:p>
          </table:table-cell>
          <table:table-cell office:value-type="float" office:value="-0.03133608815427">
            <text:p>-0.0313360882</text:p>
          </table:table-cell>
          <table:table-cell office:value-type="float" office:value="1.06922854442344">
            <text:p>1.0692285444</text:p>
          </table:table-cell>
          <table:table-cell office:value-type="float" office:value="0.981155951238944">
            <text:p>0.9811559512</text:p>
          </table:table-cell>
          <table:table-cell office:value-type="float" office:value="0.892248314284847">
            <text:p>0.8922483143</text:p>
          </table:table-cell>
          <table:table-cell table:number-columns-repeated="2" office:value-type="float" office:value="0">
            <text:p>0</text:p>
          </table:table-cell>
          <table:table-cell office:value-type="float" office:value="-21.7713611928224">
            <text:p>-21.771361192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4844">
            <text:p>4844</text:p>
          </table:table-cell>
          <table:table-cell office:value-type="float" office:value="8226">
            <text:p>8226</text:p>
          </table:table-cell>
          <table:table-cell office:value-type="float" office:value="13800">
            <text:p>13800</text:p>
          </table:table-cell>
          <table:table-cell office:value-type="float" office:value="199.5">
            <text:p>199.5</text:p>
          </table:table-cell>
          <table:table-cell office:value-type="float" office:value="1.125">
            <text:p>1.125</text:p>
          </table:table-cell>
          <table:table-cell office:value-type="float" office:value="106.625">
            <text:p>106.625</text:p>
          </table:table-cell>
          <table:table-cell office:value-type="float" office:value="0.0411849710982659">
            <text:p>0.0411849711</text:p>
          </table:table-cell>
          <table:table-cell office:value-type="float" office:value="0.000136761487964989">
            <text:p>0.0001367615</text:p>
          </table:table-cell>
          <table:table-cell office:value-type="float" office:value="0.00772644927536232">
            <text:p>0.0077264493</text:p>
          </table:table-cell>
          <table:table-cell office:value-type="float" office:value="1.14747195445889">
            <text:p>1.1474719545</text:p>
          </table:table-cell>
          <table:table-cell office:value-type="float" office:value="1.00047870186714">
            <text:p>1.0004787019</text:p>
          </table:table-cell>
          <table:table-cell office:value-type="float" office:value="1.02715958057984">
            <text:p>1.0271595806</text:p>
          </table:table-cell>
          <table:table-cell office:value-type="float" office:value="17.1743423628208">
            <text:p>17.17434236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166">
            <text:p>5166</text:p>
          </table:table-cell>
          <table:table-cell office:value-type="float" office:value="8675">
            <text:p>8675</text:p>
          </table:table-cell>
          <table:table-cell office:value-type="float" office:value="13078">
            <text:p>13078</text:p>
          </table:table-cell>
          <table:table-cell office:value-type="float" office:value="70">
            <text:p>70</text:p>
          </table:table-cell>
          <table:table-cell office:value-type="float" office:value="-239.5">
            <text:p>-239.5</text:p>
          </table:table-cell>
          <table:table-cell office:value-type="float" office:value="372.75">
            <text:p>372.75</text:p>
          </table:table-cell>
          <table:table-cell office:value-type="float" office:value="0.013550135501355">
            <text:p>0.0135501355</text:p>
          </table:table-cell>
          <table:table-cell office:value-type="float" office:value="-0.0276080691642651">
            <text:p>-0.0276080692</text:p>
          </table:table-cell>
          <table:table-cell office:value-type="float" office:value="0.0285020645358618">
            <text:p>0.0285020645</text:p>
          </table:table-cell>
          <table:table-cell office:value-type="float" office:value="1.04778534235207">
            <text:p>1.0477853424</text:p>
          </table:table-cell>
          <table:table-cell office:value-type="float" office:value="0.904865680671711">
            <text:p>0.9048656807</text:p>
          </table:table-cell>
          <table:table-cell office:value-type="float" office:value="1.10134946653382">
            <text:p>1.1013494665</text:p>
          </table:table-cell>
          <table:table-cell office:value-type="float" office:value="0">
            <text:p>0</text:p>
          </table:table-cell>
          <table:table-cell office:value-type="float" office:value="-24.7584973632586">
            <text:p>-24.7584973633</text:p>
          </table:table-cell>
          <table:table-cell office:value-type="float" office:value="24.6641423185646">
            <text:p>24.664142318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4830">
            <text:p>4830</text:p>
          </table:table-cell>
          <table:table-cell office:value-type="float" office:value="8697">
            <text:p>8697</text:p>
          </table:table-cell>
          <table:table-cell office:value-type="float" office:value="13767">
            <text:p>13767</text:p>
          </table:table-cell>
          <table:table-cell office:value-type="float" office:value="94.5">
            <text:p>94.5</text:p>
          </table:table-cell>
          <table:table-cell office:value-type="float" office:value="-426.25">
            <text:p>-426.25</text:p>
          </table:table-cell>
          <table:table-cell office:value-type="float" office:value="161.875">
            <text:p>161.875</text:p>
          </table:table-cell>
          <table:table-cell office:value-type="float" office:value="0.0195652173913043">
            <text:p>0.0195652174</text:p>
          </table:table-cell>
          <table:table-cell office:value-type="float" office:value="-0.049011153271243">
            <text:p>-0.0490111533</text:p>
          </table:table-cell>
          <table:table-cell office:value-type="float" office:value="0.0117581898743372">
            <text:p>0.0117581899</text:p>
          </table:table-cell>
          <table:table-cell office:value-type="float" office:value="1.06922854442344">
            <text:p>1.0692285444</text:p>
          </table:table-cell>
          <table:table-cell office:value-type="float" office:value="0.833169066114805">
            <text:p>0.8331690661</text:p>
          </table:table-cell>
          <table:table-cell office:value-type="float" office:value="1.04142464441726">
            <text:p>1.0414246444</text:p>
          </table:table-cell>
          <table:table-cell office:value-type="float" office:value="0">
            <text:p>0</text:p>
          </table:table-cell>
          <table:table-cell office:value-type="float" office:value="-13.7931655190276">
            <text:p>-13.7931655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4844">
            <text:p>4844</text:p>
          </table:table-cell>
          <table:table-cell office:value-type="float" office:value="8415">
            <text:p>8415</text:p>
          </table:table-cell>
          <table:table-cell office:value-type="float" office:value="14105">
            <text:p>14105</text:p>
          </table:table-cell>
          <table:table-cell office:value-type="float" office:value="199.5">
            <text:p>199.5</text:p>
          </table:table-cell>
          <table:table-cell office:value-type="float" office:value="102.875">
            <text:p>102.875</text:p>
          </table:table-cell>
          <table:table-cell office:value-type="float" office:value="-12.125">
            <text:p>-12.125</text:p>
          </table:table-cell>
          <table:table-cell office:value-type="float" office:value="0.0411849710982659">
            <text:p>0.0411849711</text:p>
          </table:table-cell>
          <table:table-cell office:value-type="float" office:value="0.012225193107546">
            <text:p>0.0122251931</text:p>
          </table:table-cell>
          <table:table-cell office:value-type="float" office:value="-0.000859624246721021">
            <text:p>-0.0008596242</text:p>
          </table:table-cell>
          <table:table-cell office:value-type="float" office:value="1.14747195445889">
            <text:p>1.1474719545</text:p>
          </table:table-cell>
          <table:table-cell office:value-type="float" office:value="1.04308110835558">
            <text:p>1.0430811084</text:p>
          </table:table-cell>
          <table:table-cell office:value-type="float" office:value="0.996992763486014">
            <text:p>0.9969927635</text:p>
          </table:table-cell>
          <table:table-cell office:value-type="float" office:value="17.1743423628208">
            <text:p>17.17434236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482">
            <text:p>482</text:p>
          </table:table-cell>
          <table:table-cell office:value-type="float" office:value="5210">
            <text:p>5210</text:p>
          </table:table-cell>
          <table:table-cell office:value-type="float" office:value="8626">
            <text:p>8626</text:p>
          </table:table-cell>
          <table:table-cell office:value-type="float" office:value="14375">
            <text:p>14375</text:p>
          </table:table-cell>
          <table:table-cell office:value-type="float" office:value="-490.125">
            <text:p>-490.125</text:p>
          </table:table-cell>
          <table:table-cell office:value-type="float" office:value="476.875">
            <text:p>476.875</text:p>
          </table:table-cell>
          <table:table-cell office:value-type="float" office:value="368.375">
            <text:p>368.375</text:p>
          </table:table-cell>
          <table:table-cell office:value-type="float" office:value="-0.094073896353167">
            <text:p>-0.0940738964</text:p>
          </table:table-cell>
          <table:table-cell office:value-type="float" office:value="0.0552834453976351">
            <text:p>0.0552834454</text:p>
          </table:table-cell>
          <table:table-cell office:value-type="float" office:value="0.0256260869565217">
            <text:p>0.025626087</text:p>
          </table:table-cell>
          <table:table-cell office:value-type="float" office:value="0.688087162795046">
            <text:p>0.6880871628</text:p>
          </table:table-cell>
          <table:table-cell office:value-type="float" office:value="1.19948232718839">
            <text:p>1.1994823272</text:p>
          </table:table-cell>
          <table:table-cell office:value-type="float" office:value="1.09097842915992">
            <text:p>1.0909784292</text:p>
          </table:table-cell>
          <table:table-cell office:value-type="float" office:value="-7.0158344386042">
            <text:p>-7.0158344386</text:p>
          </table:table-cell>
          <table:table-cell office:value-type="float" office:value="12.8815260425345">
            <text:p>12.8815260425</text:p>
          </table:table-cell>
          <table:table-cell office:value-type="float" office:value="27.3936107656707">
            <text:p>27.393610765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085">
            <text:p>5085</text:p>
          </table:table-cell>
          <table:table-cell office:value-type="float" office:value="8874">
            <text:p>8874</text:p>
          </table:table-cell>
          <table:table-cell office:value-type="float" office:value="16125">
            <text:p>16125</text:p>
          </table:table-cell>
          <table:table-cell office:value-type="float" office:value="-455.75">
            <text:p>-455.75</text:p>
          </table:table-cell>
          <table:table-cell office:value-type="float" office:value="430">
            <text:p>430</text:p>
          </table:table-cell>
          <table:table-cell office:value-type="float" office:value="-224.75">
            <text:p>-224.75</text:p>
          </table:table-cell>
          <table:table-cell office:value-type="float" office:value="-0.0896263520157325">
            <text:p>-0.089626352</text:p>
          </table:table-cell>
          <table:table-cell office:value-type="float" office:value="0.0484561640748253">
            <text:p>0.0484561641</text:p>
          </table:table-cell>
          <table:table-cell office:value-type="float" office:value="-0.013937984496124">
            <text:p>-0.0139379845</text:p>
          </table:table-cell>
          <table:table-cell office:value-type="float" office:value="0.702052218577206">
            <text:p>0.7020522186</text:p>
          </table:table-cell>
          <table:table-cell office:value-type="float" office:value="1.17419865394211">
            <text:p>1.1741986539</text:p>
          </table:table-cell>
          <table:table-cell office:value-type="float" office:value="0.951597818390722">
            <text:p>0.9515978184</text:p>
          </table:table-cell>
          <table:table-cell office:value-type="float" office:value="-7.38174641033059">
            <text:p>-7.3817464103</text:p>
          </table:table-cell>
          <table:table-cell office:value-type="float" office:value="14.648463895918">
            <text:p>14.6484638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89">
            <text:p>1089</text:p>
          </table:table-cell>
          <table:table-cell table:number-columns-repeated="2" office:value-type="float" office:value="461">
            <text:p>461</text:p>
          </table:table-cell>
          <table:table-cell office:value-type="float" office:value="4388">
            <text:p>4388</text:p>
          </table:table-cell>
          <table:table-cell office:value-type="float" office:value="8233">
            <text:p>8233</text:p>
          </table:table-cell>
          <table:table-cell office:value-type="float" office:value="14586">
            <text:p>14586</text:p>
          </table:table-cell>
          <table:table-cell office:value-type="float" office:value="-387.75">
            <text:p>-387.75</text:p>
          </table:table-cell>
          <table:table-cell office:value-type="float" office:value="-165.285714285714">
            <text:p>-165.2857142857</text:p>
          </table:table-cell>
          <table:table-cell office:value-type="float" office:value="906">
            <text:p>906</text:p>
          </table:table-cell>
          <table:table-cell office:value-type="float" office:value="-0.0883659981768459">
            <text:p>-0.0883659982</text:p>
          </table:table-cell>
          <table:table-cell office:value-type="float" office:value="-0.020076000763478">
            <text:p>-0.0200760008</text:p>
          </table:table-cell>
          <table:table-cell office:value-type="float" office:value="0.0621143562320033">
            <text:p>0.0621143562</text:p>
          </table:table-cell>
          <table:table-cell office:value-type="float" office:value="0.706023763663268">
            <text:p>0.7060237637</text:p>
          </table:table-cell>
          <table:table-cell office:value-type="float" office:value="0.930523967108871">
            <text:p>0.9305239671</text:p>
          </table:table-cell>
          <table:table-cell office:value-type="float" office:value="1.22496230558224">
            <text:p>1.2249623056</text:p>
          </table:table-cell>
          <table:table-cell office:value-type="float" office:value="-7.49213175655958">
            <text:p>-7.4921317566</text:p>
          </table:table-cell>
          <table:table-cell office:value-type="float" office:value="-34.1784132923009">
            <text:p>-34.1784132923</text:p>
          </table:table-cell>
          <table:table-cell office:value-type="float" office:value="11.5023035237416">
            <text:p>11.502303523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3786">
            <text:p>3786</text:p>
          </table:table-cell>
          <table:table-cell office:value-type="float" office:value="7388">
            <text:p>7388</text:p>
          </table:table-cell>
          <table:table-cell office:value-type="float" office:value="14950">
            <text:p>14950</text:p>
          </table:table-cell>
          <table:table-cell office:value-type="float" office:value="-329.428571428571">
            <text:p>-329.4285714286</text:p>
          </table:table-cell>
          <table:table-cell office:value-type="float" office:value="-157.285714285714">
            <text:p>-157.2857142857</text:p>
          </table:table-cell>
          <table:table-cell office:value-type="float" office:value="1031.71428571429">
            <text:p>1031.7142857143</text:p>
          </table:table-cell>
          <table:table-cell office:value-type="float" office:value="-0.0870123009584182">
            <text:p>-0.087012301</text:p>
          </table:table-cell>
          <table:table-cell office:value-type="float" office:value="-0.0212893495243252">
            <text:p>-0.0212893495</text:p>
          </table:table-cell>
          <table:table-cell office:value-type="float" office:value="0.069010989010989">
            <text:p>0.069010989</text:p>
          </table:table-cell>
          <table:table-cell office:value-type="float" office:value="0.71029638206097">
            <text:p>0.7102963821</text:p>
          </table:table-cell>
          <table:table-cell office:value-type="float" office:value="0.926375620015073">
            <text:p>0.92637562</text:p>
          </table:table-cell>
          <table:table-cell office:value-type="float" office:value="1.25087299408284">
            <text:p>1.2508729941</text:p>
          </table:table-cell>
          <table:table-cell office:value-type="float" office:value="-7.61425151589829">
            <text:p>-7.6142515159</text:p>
          </table:table-cell>
          <table:table-cell office:value-type="float" office:value="-32.2105845001688">
            <text:p>-32.2105845002</text:p>
          </table:table-cell>
          <table:table-cell office:value-type="float" office:value="10.3867308672914">
            <text:p>10.386730867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71">
            <text:p>971</text:p>
          </table:table-cell>
          <table:table-cell office:value-type="float" office:value="604">
            <text:p>604</text:p>
          </table:table-cell>
          <table:table-cell office:value-type="float" office:value="3295">
            <text:p>3295</text:p>
          </table:table-cell>
          <table:table-cell office:value-type="float" office:value="7239">
            <text:p>7239</text:p>
          </table:table-cell>
          <table:table-cell office:value-type="float" office:value="15512">
            <text:p>15512</text:p>
          </table:table-cell>
          <table:table-cell office:value-type="float" office:value="0">
            <text:p>0</text:p>
          </table:table-cell>
          <table:table-cell office:value-type="float" office:value="-355.6">
            <text:p>-355.6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-0.0491228070175439">
            <text:p>-0.049122807</text:p>
          </table:table-cell>
          <table:table-cell office:value-type="float" office:value="0.0377127385250129">
            <text:p>0.0377127385</text:p>
          </table:table-cell>
          <table:table-cell office:value-type="float" office:value="0.55">
            <text:p>0.55</text:p>
          </table:table-cell>
          <table:table-cell office:value-type="float" office:value="0.832799753770391">
            <text:p>0.8327997538</text:p>
          </table:table-cell>
          <table:table-cell office:value-type="float" office:value="1.13478219610577">
            <text:p>1.1347821961</text:p>
          </table:table-cell>
          <table:table-cell office:value-type="float" office:value="0">
            <text:p>0</text:p>
          </table:table-cell>
          <table:table-cell office:value-type="float" office:value="-13.7610132023797">
            <text:p>-13.7610132024</text:p>
          </table:table-cell>
          <table:table-cell office:value-type="float" office:value="18.7240918588576">
            <text:p>18.724091858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2868">
            <text:p>2868</text:p>
          </table:table-cell>
          <table:table-cell office:value-type="float" office:value="6942">
            <text:p>6942</text:p>
          </table:table-cell>
          <table:table-cell office:value-type="float" office:value="14875">
            <text:p>14875</text:p>
          </table:table-cell>
          <table:table-cell office:value-type="float" office:value="0">
            <text:p>0</text:p>
          </table:table-cell>
          <table:table-cell office:value-type="float" office:value="-745.25">
            <text:p>-745.25</text:p>
          </table:table-cell>
          <table:table-cell office:value-type="float" office:value="466.4">
            <text:p>466.4</text:p>
          </table:table-cell>
          <table:table-cell office:value-type="float" office:value="0">
            <text:p>0</text:p>
          </table:table-cell>
          <table:table-cell office:value-type="float" office:value="-0.107353788533564">
            <text:p>-0.1073537885</text:p>
          </table:table-cell>
          <table:table-cell office:value-type="float" office:value="0.0313546218487395">
            <text:p>0.0313546218</text:p>
          </table:table-cell>
          <table:table-cell office:value-type="float" office:value="0.55">
            <text:p>0.55</text:p>
          </table:table-cell>
          <table:table-cell office:value-type="float" office:value="0.646850418521045">
            <text:p>0.6468504185</text:p>
          </table:table-cell>
          <table:table-cell office:value-type="float" office:value="1.11166807660069">
            <text:p>1.1116680766</text:p>
          </table:table-cell>
          <table:table-cell office:value-type="float" office:value="0">
            <text:p>0</text:p>
          </table:table-cell>
          <table:table-cell office:value-type="float" office:value="-6.1035305492898">
            <text:p>-6.1035305493</text:p>
          </table:table-cell>
          <table:table-cell office:value-type="float" office:value="22.451489097785">
            <text:p>22.451489097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14">
            <text:p>914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2496">
            <text:p>2496</text:p>
          </table:table-cell>
          <table:table-cell office:value-type="float" office:value="7064">
            <text:p>7064</text:p>
          </table:table-cell>
          <table:table-cell office:value-type="float" office:value="16240">
            <text:p>16240</text:p>
          </table:table-cell>
          <table:table-cell table:number-columns-repeated="2" office:value-type="float" office:value="0">
            <text:p>0</text:p>
          </table:table-cell>
          <table:table-cell office:value-type="float" office:value="426.25">
            <text:p>426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246921182266">
            <text:p>0.0262469212</text:p>
          </table:table-cell>
          <table:table-cell office:value-type="float" office:value="0.55">
            <text:p>0.55</text:p>
          </table:table-cell>
          <table:table-cell office:value-type="float" office:value="0.77">
            <text:p>0.77</text:p>
          </table:table-cell>
          <table:table-cell office:value-type="float" office:value="1.09321446984617">
            <text:p>1.0932144698</text:p>
          </table:table-cell>
          <table:table-cell table:number-columns-repeated="2" office:value-type="float" office:value="0">
            <text:p>0</text:p>
          </table:table-cell>
          <table:table-cell office:value-type="float" office:value="26.7537813905765">
            <text:p>26.753781390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2173">
            <text:p>2173</text:p>
          </table:table-cell>
          <table:table-cell office:value-type="float" office:value="6639">
            <text:p>6639</text:p>
          </table:table-cell>
          <table:table-cell office:value-type="float" office:value="16814">
            <text:p>16814</text:p>
          </table:table-cell>
          <table:table-cell table:number-columns-repeated="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91">
            <text:p>0.91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1891">
            <text:p>1891</text:p>
          </table:table-cell>
          <table:table-cell office:value-type="float" office:value="6421">
            <text:p>6421</text:p>
          </table:table-cell>
          <table:table-cell office:value-type="float" office:value="17432">
            <text:p>17432</text:p>
          </table:table-cell>
          <table:table-cell table:number-columns-repeated="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78">
            <text:p>0.7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4.75">
            <text:p>114.75</text:p>
          </table:table-cell>
          <table:table-cell office:value-type="float" office:value="6158.5">
            <text:p>6158.5</text:p>
          </table:table-cell>
          <table:table-cell office:value-type="float" office:value="5905.75">
            <text:p>5905.75</text:p>
          </table:table-cell>
          <table:table-cell office:value-type="float" office:value="15.375">
            <text:p>15.375</text:p>
          </table:table-cell>
          <table:table-cell table:number-columns-repeated="3" office:value-type="float" office:value="5">
            <text:p>5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1646">
            <text:p>1646</text:p>
          </table:table-cell>
          <table:table-cell office:value-type="float" office:value="6075">
            <text:p>6075</text:p>
          </table:table-cell>
          <table:table-cell office:value-type="float" office:value="18073">
            <text:p>18073</text:p>
          </table:table-cell>
          <table:table-cell table:number-columns-repeated="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78">
            <text:p>0.7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3.666666666667">
            <text:p>113.6666666667</text:p>
          </table:table-cell>
          <table:table-cell office:value-type="float" office:value="6210.33333333333">
            <text:p>6210.3333333333</text:p>
          </table:table-cell>
          <table:table-cell office:value-type="float" office:value="4709.66666666667">
            <text:p>4709.6666666667</text:p>
          </table:table-cell>
          <table:table-cell office:value-type="float" office:value="16.2933333333333">
            <text:p>16.29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1090">
            <text:p>1090</text:p>
          </table:table-cell>
          <table:table-cell table:number-columns-repeated="2" office:value-type="float" office:value="575">
            <text:p>575</text:p>
          </table:table-cell>
          <table:table-cell office:value-type="float" office:value="1433">
            <text:p>1433</text:p>
          </table:table-cell>
          <table:table-cell office:value-type="float" office:value="5780">
            <text:p>5780</text:p>
          </table:table-cell>
          <table:table-cell office:value-type="float" office:value="18737">
            <text:p>18737</text:p>
          </table:table-cell>
          <table:table-cell table:number-columns-repeated="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93">
            <text:p>0.93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55">
            <text:p>0.55</text:p>
          </table:table-cell>
          <table:table-cell office:value-type="float" office:value="0.93">
            <text:p>0.93</text:p>
          </table:table-cell>
          <table:table-cell office:value-type="float" office:value="1.13">
            <text:p>1.13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21.4">
            <text:p>21.4</text:p>
          </table:table-cell>
          <table:table-cell office:value-type="float" office:value="10592">
            <text:p>10592</text:p>
          </table:table-cell>
          <table:table-cell office:value-type="float" office:value="10893">
            <text:p>10893</text:p>
          </table:table-cell>
          <table:table-cell office:value-type="float" office:value="12069">
            <text:p>120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0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03:47.25</dc:date>
    <dc:creator>Liam Widdess</dc:creator>
    <meta:editing-duration>P2DT3H30M42S</meta:editing-duration>
    <meta:editing-cycles>185</meta:editing-cycles>
    <meta:generator>OpenOffice/4.1.7$Win32 OpenOffice.org_project/417m1$Build-9800</meta:generator>
    <meta:document-statistic meta:table-count="8" meta:cell-count="910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605">
                <text:p>10605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842">
                <text:p>10842</text:p>
              </table:table-cell>
              <table:table-cell office:value-type="float" office:value="15477">
                <text:p>1547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907">
                <text:p>1690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614">
                <text:p>1761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428">
                <text:p>11428</text:p>
              </table:table-cell>
              <table:table-cell office:value-type="float" office:value="17041">
                <text:p>17041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422">
                <text:p>11422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662">
                <text:p>12662</text:p>
              </table:table-cell>
              <table:table-cell office:value-type="float" office:value="17740">
                <text:p>17740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2462">
                <text:p>12462</text:p>
              </table:table-cell>
              <table:table-cell office:value-type="float" office:value="17071">
                <text:p>1707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2386">
                <text:p>12386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812">
                <text:p>8812</text:p>
              </table:table-cell>
              <table:table-cell office:value-type="float" office:value="12836">
                <text:p>12836</text:p>
              </table:table-cell>
              <table:table-cell office:value-type="float" office:value="17954">
                <text:p>1795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806">
                <text:p>9806</text:p>
              </table:table-cell>
              <table:table-cell office:value-type="float" office:value="12908">
                <text:p>12908</text:p>
              </table:table-cell>
              <table:table-cell office:value-type="float" office:value="18694">
                <text:p>1869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802">
                <text:p>9802</text:p>
              </table:table-cell>
              <table:table-cell office:value-type="float" office:value="12702">
                <text:p>12702</text:p>
              </table:table-cell>
              <table:table-cell office:value-type="float" office:value="18269">
                <text:p>1826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781">
                <text:p>9781</text:p>
              </table:table-cell>
              <table:table-cell office:value-type="float" office:value="12660">
                <text:p>12660</text:p>
              </table:table-cell>
              <table:table-cell office:value-type="float" office:value="19618">
                <text:p>1961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052">
                <text:p>10052</text:p>
              </table:table-cell>
              <table:table-cell office:value-type="float" office:value="13144">
                <text:p>13144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030">
                <text:p>10030</text:p>
              </table:table-cell>
              <table:table-cell office:value-type="float" office:value="13814">
                <text:p>13814</text:p>
              </table:table-cell>
              <table:table-cell office:value-type="float" office:value="19881">
                <text:p>1988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932">
                <text:p>9932</text:p>
              </table:table-cell>
              <table:table-cell office:value-type="float" office:value="13682">
                <text:p>13682</text:p>
              </table:table-cell>
              <table:table-cell office:value-type="float" office:value="20952">
                <text:p>2095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799">
                <text:p>9799</text:p>
              </table:table-cell>
              <table:table-cell office:value-type="float" office:value="14359">
                <text:p>14359</text:p>
              </table:table-cell>
              <table:table-cell office:value-type="float" office:value="23183">
                <text:p>2318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4824">
                <text:p>14824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728">
                <text:p>10728</text:p>
              </table:table-cell>
              <table:table-cell office:value-type="float" office:value="15743">
                <text:p>15743</text:p>
              </table:table-cell>
              <table:table-cell office:value-type="float" office:value="26549">
                <text:p>2654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6777">
                <text:p>16777</text:p>
              </table:table-cell>
              <table:table-cell office:value-type="float" office:value="28235">
                <text:p>2823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799">
                <text:p>10799</text:p>
              </table:table-cell>
              <table:table-cell office:value-type="float" office:value="17476">
                <text:p>17476</text:p>
              </table:table-cell>
              <table:table-cell office:value-type="float" office:value="29661">
                <text:p>296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05">
                <text:p>11205</text:p>
              </table:table-cell>
              <table:table-cell office:value-type="float" office:value="18420">
                <text:p>18420</text:p>
              </table:table-cell>
              <table:table-cell office:value-type="float" office:value="30739">
                <text:p>3073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170">
                <text:p>11170</text:p>
              </table:table-cell>
              <table:table-cell office:value-type="float" office:value="19266">
                <text:p>19266</text:p>
              </table:table-cell>
              <table:table-cell office:value-type="float" office:value="32233">
                <text:p>3223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20254">
                <text:p>20254</text:p>
              </table:table-cell>
              <table:table-cell office:value-type="float" office:value="34357">
                <text:p>3435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44">
                <text:p>12844</text:p>
              </table:table-cell>
              <table:table-cell office:value-type="float" office:value="21116">
                <text:p>21116</text:p>
              </table:table-cell>
              <table:table-cell office:value-type="float" office:value="34425">
                <text:p>3442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36">
                <text:p>13736</text:p>
              </table:table-cell>
              <table:table-cell office:value-type="float" office:value="22080">
                <text:p>22080</text:p>
              </table:table-cell>
              <table:table-cell office:value-type="float" office:value="32866">
                <text:p>3286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482">
                <text:p>14482</text:p>
              </table:table-cell>
              <table:table-cell office:value-type="float" office:value="22214">
                <text:p>22214</text:p>
              </table:table-cell>
              <table:table-cell office:value-type="float" office:value="32094">
                <text:p>3209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175">
                <text:p>15175</text:p>
              </table:table-cell>
              <table:table-cell office:value-type="float" office:value="21457">
                <text:p>21457</text:p>
              </table:table-cell>
              <table:table-cell office:value-type="float" office:value="33214">
                <text:p>3321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42">
                <text:p>15942</text:p>
              </table:table-cell>
              <table:table-cell office:value-type="float" office:value="21116">
                <text:p>21116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120">
                <text:p>16120</text:p>
              </table:table-cell>
              <table:table-cell office:value-type="float" office:value="21780">
                <text:p>21780</text:p>
              </table:table-cell>
              <table:table-cell office:value-type="float" office:value="31920">
                <text:p>3192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359">
                <text:p>22359</text:p>
              </table:table-cell>
              <table:table-cell office:value-type="float" office:value="31360">
                <text:p>3136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284">
                <text:p>23284</text:p>
              </table:table-cell>
              <table:table-cell office:value-type="float" office:value="32668">
                <text:p>3266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742">
                <text:p>23742</text:p>
              </table:table-cell>
              <table:table-cell office:value-type="float" office:value="33237">
                <text:p>3323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906">
                <text:p>15906</text:p>
              </table:table-cell>
              <table:table-cell office:value-type="float" office:value="22020">
                <text:p>22020</text:p>
              </table:table-cell>
              <table:table-cell office:value-type="float" office:value="30800">
                <text:p>3080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60">
                <text:p>16660</text:p>
              </table:table-cell>
              <table:table-cell office:value-type="float" office:value="21816">
                <text:p>21816</text:p>
              </table:table-cell>
              <table:table-cell office:value-type="float" office:value="30259">
                <text:p>302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623">
                <text:p>21623</text:p>
              </table:table-cell>
              <table:table-cell office:value-type="float" office:value="32057">
                <text:p>3205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890">
                <text:p>21890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862">
                <text:p>21862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1816">
                <text:p>21816</text:p>
              </table:table-cell>
              <table:table-cell office:value-type="float" office:value="34478">
                <text:p>3447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854">
                <text:p>22854</text:p>
              </table:table-cell>
              <table:table-cell office:value-type="float" office:value="36297">
                <text:p>3629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3030">
                <text:p>23030</text:p>
              </table:table-cell>
              <table:table-cell office:value-type="float" office:value="37310">
                <text:p>3731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2063">
                <text:p>22063</text:p>
              </table:table-cell>
              <table:table-cell office:value-type="float" office:value="36134">
                <text:p>3613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960">
                <text:p>15960</text:p>
              </table:table-cell>
              <table:table-cell office:value-type="float" office:value="23298">
                <text:p>23298</text:p>
              </table:table-cell>
              <table:table-cell office:value-type="float" office:value="33627">
                <text:p>3362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1554">
                <text:p>21554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5164">
                <text:p>15164</text:p>
              </table:table-cell>
              <table:table-cell office:value-type="float" office:value="21276">
                <text:p>21276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326">
                <text:p>13326</text:p>
              </table:table-cell>
              <table:table-cell office:value-type="float" office:value="21464">
                <text:p>21464</text:p>
              </table:table-cell>
              <table:table-cell office:value-type="float" office:value="34562">
                <text:p>3456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328">
                <text:p>12328</text:p>
              </table:table-cell>
              <table:table-cell office:value-type="float" office:value="21417">
                <text:p>21417</text:p>
              </table:table-cell>
              <table:table-cell office:value-type="float" office:value="32609">
                <text:p>3260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702">
                <text:p>12702</text:p>
              </table:table-cell>
              <table:table-cell office:value-type="float" office:value="20823">
                <text:p>20823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510">
                <text:p>11510</text:p>
              </table:table-cell>
              <table:table-cell office:value-type="float" office:value="19704">
                <text:p>19704</text:p>
              </table:table-cell>
              <table:table-cell office:value-type="float" office:value="35162">
                <text:p>3516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051">
                <text:p>10051</text:p>
              </table:table-cell>
              <table:table-cell office:value-type="float" office:value="17437">
                <text:p>17437</text:p>
              </table:table-cell>
              <table:table-cell office:value-type="float" office:value="33613">
                <text:p>3361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966">
                <text:p>7966</text:p>
              </table:table-cell>
              <table:table-cell office:value-type="float" office:value="16150">
                <text:p>16150</text:p>
              </table:table-cell>
              <table:table-cell office:value-type="float" office:value="31013">
                <text:p>3101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210">
                <text:p>7210</text:p>
              </table:table-cell>
              <table:table-cell office:value-type="float" office:value="15950">
                <text:p>15950</text:p>
              </table:table-cell>
              <table:table-cell office:value-type="float" office:value="28106">
                <text:p>2810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60">
                <text:p>7560</text:p>
              </table:table-cell>
              <table:table-cell office:value-type="float" office:value="14720">
                <text:p>14720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8288">
                <text:p>8288</text:p>
              </table:table-cell>
              <table:table-cell office:value-type="float" office:value="13065">
                <text:p>13065</text:p>
              </table:table-cell>
              <table:table-cell office:value-type="float" office:value="22423">
                <text:p>2242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714">
                <text:p>7714</text:p>
              </table:table-cell>
              <table:table-cell office:value-type="float" office:value="12215">
                <text:p>12215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210">
                <text:p>7210</text:p>
              </table:table-cell>
              <table:table-cell office:value-type="float" office:value="12420">
                <text:p>12420</text:p>
              </table:table-cell>
              <table:table-cell office:value-type="float" office:value="21809">
                <text:p>21809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476">
                <text:p>7476</text:p>
              </table:table-cell>
              <table:table-cell office:value-type="float" office:value="11557">
                <text:p>11557</text:p>
              </table:table-cell>
              <table:table-cell office:value-type="float" office:value="19380">
                <text:p>19380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294">
                <text:p>7294</text:p>
              </table:table-cell>
              <table:table-cell office:value-type="float" office:value="11295">
                <text:p>11295</text:p>
              </table:table-cell>
              <table:table-cell office:value-type="float" office:value="17002">
                <text:p>1700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992">
                <text:p>5992</text:p>
              </table:table-cell>
              <table:table-cell office:value-type="float" office:value="9785">
                <text:p>9785</text:p>
              </table:table-cell>
              <table:table-cell office:value-type="float" office:value="16029">
                <text:p>1602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748">
                <text:p>6748</text:p>
              </table:table-cell>
              <table:table-cell office:value-type="float" office:value="9808">
                <text:p>9808</text:p>
              </table:table-cell>
              <table:table-cell office:value-type="float" office:value="15938">
                <text:p>1593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098">
                <text:p>7098</text:p>
              </table:table-cell>
              <table:table-cell office:value-type="float" office:value="10146">
                <text:p>10146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6454">
                <text:p>6454</text:p>
              </table:table-cell>
              <table:table-cell office:value-type="float" office:value="9801">
                <text:p>9801</text:p>
              </table:table-cell>
              <table:table-cell office:value-type="float" office:value="16029">
                <text:p>1602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5530">
                <text:p>5530</text:p>
              </table:table-cell>
              <table:table-cell office:value-type="float" office:value="8833">
                <text:p>8833</text:p>
              </table:table-cell>
              <table:table-cell office:value-type="float" office:value="15834">
                <text:p>1583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5166">
                <text:p>5166</text:p>
              </table:table-cell>
              <table:table-cell office:value-type="float" office:value="8820">
                <text:p>8820</text:p>
              </table:table-cell>
              <table:table-cell office:value-type="float" office:value="15691">
                <text:p>1569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4830">
                <text:p>4830</text:p>
              </table:table-cell>
              <table:table-cell office:value-type="float" office:value="8619">
                <text:p>8619</text:p>
              </table:table-cell>
              <table:table-cell office:value-type="float" office:value="15431">
                <text:p>1543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4844">
                <text:p>4844</text:p>
              </table:table-cell>
              <table:table-cell office:value-type="float" office:value="8132">
                <text:p>8132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5530">
                <text:p>5530</text:p>
              </table:table-cell>
              <table:table-cell office:value-type="float" office:value="8255">
                <text:p>8255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166">
                <text:p>5166</text:p>
              </table:table-cell>
              <table:table-cell office:value-type="float" office:value="8739">
                <text:p>8739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4830">
                <text:p>4830</text:p>
              </table:table-cell>
              <table:table-cell office:value-type="float" office:value="8680">
                <text:p>8680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844">
                <text:p>4844</text:p>
              </table:table-cell>
              <table:table-cell office:value-type="float" office:value="8226">
                <text:p>8226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166">
                <text:p>5166</text:p>
              </table:table-cell>
              <table:table-cell office:value-type="float" office:value="8675">
                <text:p>8675</text:p>
              </table:table-cell>
              <table:table-cell office:value-type="float" office:value="13078">
                <text:p>1307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4830">
                <text:p>4830</text:p>
              </table:table-cell>
              <table:table-cell office:value-type="float" office:value="8697">
                <text:p>8697</text:p>
              </table:table-cell>
              <table:table-cell office:value-type="float" office:value="13767">
                <text:p>1376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4844">
                <text:p>4844</text:p>
              </table:table-cell>
              <table:table-cell office:value-type="float" office:value="8415">
                <text:p>8415</text:p>
              </table:table-cell>
              <table:table-cell office:value-type="float" office:value="14105">
                <text:p>1410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210">
                <text:p>5210</text:p>
              </table:table-cell>
              <table:table-cell office:value-type="float" office:value="8626">
                <text:p>8626</text:p>
              </table:table-cell>
              <table:table-cell office:value-type="float" office:value="14375">
                <text:p>1437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5085">
                <text:p>5085</text:p>
              </table:table-cell>
              <table:table-cell office:value-type="float" office:value="8874">
                <text:p>8874</text:p>
              </table:table-cell>
              <table:table-cell office:value-type="float" office:value="16125">
                <text:p>1612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4388">
                <text:p>4388</text:p>
              </table:table-cell>
              <table:table-cell office:value-type="float" office:value="8233">
                <text:p>8233</text:p>
              </table:table-cell>
              <table:table-cell office:value-type="float" office:value="14586">
                <text:p>1458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3786">
                <text:p>3786</text:p>
              </table:table-cell>
              <table:table-cell office:value-type="float" office:value="7388">
                <text:p>7388</text:p>
              </table:table-cell>
              <table:table-cell office:value-type="float" office:value="14950">
                <text:p>1495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3295">
                <text:p>3295</text:p>
              </table:table-cell>
              <table:table-cell office:value-type="float" office:value="7239">
                <text:p>7239</text:p>
              </table:table-cell>
              <table:table-cell office:value-type="float" office:value="15512">
                <text:p>1551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2868">
                <text:p>2868</text:p>
              </table:table-cell>
              <table:table-cell office:value-type="float" office:value="6942">
                <text:p>6942</text:p>
              </table:table-cell>
              <table:table-cell office:value-type="float" office:value="14875">
                <text:p>148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2496">
                <text:p>2496</text:p>
              </table:table-cell>
              <table:table-cell office:value-type="float" office:value="7064">
                <text:p>7064</text:p>
              </table:table-cell>
              <table:table-cell office:value-type="float" office:value="16240">
                <text:p>16240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2173">
                <text:p>2173</text:p>
              </table:table-cell>
              <table:table-cell office:value-type="float" office:value="6639">
                <text:p>6639</text:p>
              </table:table-cell>
              <table:table-cell office:value-type="float" office:value="16814">
                <text:p>1681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891">
                <text:p>1891</text:p>
              </table:table-cell>
              <table:table-cell office:value-type="float" office:value="6421">
                <text:p>6421</text:p>
              </table:table-cell>
              <table:table-cell office:value-type="float" office:value="17432">
                <text:p>1743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646">
                <text:p>1646</text:p>
              </table:table-cell>
              <table:table-cell office:value-type="float" office:value="6075">
                <text:p>6075</text:p>
              </table:table-cell>
              <table:table-cell office:value-type="float" office:value="18073">
                <text:p>18073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433">
                <text:p>1433</text:p>
              </table:table-cell>
              <table:table-cell office:value-type="float" office:value="5780">
                <text:p>5780</text:p>
              </table:table-cell>
              <table:table-cell office:value-type="float" office:value="18737">
                <text:p>18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8.5">
                <text:p>6158.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210.33333333333">
                <text:p>6210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3cm" svg:y="1.404cm" svg:width="30.896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6.2933333333333">
                <text:p>16.29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1cm" svg:y="1.352cm" svg:width="31.35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4328475173512">
                <text:p>1.0432847517351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24461338213">
                <text:p>1.042446133821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7277645786504">
                <text:p>1.0727764578650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866487961693">
                <text:p>1.0786648796169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0370586629599">
                <text:p>1.10370586629599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284810056191">
                <text:p>1.0628481005619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644096672082">
                <text:p>1.0264409667208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220897374301">
                <text:p>1.0622089737430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118864178316">
                <text:p>1.0611886417831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777988116469">
                <text:p>1.0377798811646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6050619253143">
                <text:p>1.0605061925314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6239996237731">
                <text:p>1.0623999623773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6891148526977">
                <text:p>1.0689114852697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5443297977186">
                <text:p>1.0544329797718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9088208466547">
                <text:p>1.090882084665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344435019414">
                <text:p>1.1334443501941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874354590182">
                <text:p>1.1887435459018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928702267951">
                <text:p>1.1992870226795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8922569527722">
                <text:p>1.1892256952772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735247682615">
                <text:p>1.177352476826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919055843394">
                <text:p>1.199190558433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7341880576269">
                <text:p>1.0734188057626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216318260523">
                <text:p>1.021631826052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84285139057">
                <text:p>1.1548428513905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563369140625">
                <text:p>1.105633691406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70012255644812">
                <text:p>0.97001225564481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66054183403848">
                <text:p>0.96605418340384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84285139057">
                <text:p>1.1548428513905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149321616385">
                <text:p>1.0914932161638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4994846115691">
                <text:p>0.99499484611569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447515473158">
                <text:p>1.0044751547315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733257172826">
                <text:p>1.0173325717282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900198590338">
                <text:p>1.0290019859033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1943626691937">
                <text:p>0.98194362669193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2904683324511">
                <text:p>1.0290468332451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4263793594332">
                <text:p>1.0426379359433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6395908830017">
                <text:p>1.0639590883001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1943626691937">
                <text:p>0.98194362669193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7531495554652">
                <text:p>0.99753149555465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456387505659">
                <text:p>1.02456387505659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151665952785">
                <text:p>1.0151665952785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8247635768366">
                <text:p>0.83824763576836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09845832830113">
                <text:p>0.80984583283011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53569156506432">
                <text:p>0.953569156506432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338934870704">
                <text:p>1.0633893487070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710431705377172">
                <text:p>0.710431705377172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09372826786947">
                <text:p>0.809372826786947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7135674981195">
                <text:p>0.96713567498119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25989942758201">
                <text:p>0.82598994275820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686641868521696">
                <text:p>0.6866418685216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814381537841118">
                <text:p>0.81438153784111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749614220706817">
                <text:p>0.74961422070681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800469124526621">
                <text:p>0.80046912452662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65763862796693">
                <text:p>0.6576386279669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687368190639092">
                <text:p>0.68736819063909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851921091497508">
                <text:p>0.85192109149750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2311458460095">
                <text:p>0.9231145846009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790466006133662">
                <text:p>0.79046600613366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64165837672214">
                <text:p>0.96416583767221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3080438865042">
                <text:p>0.97308043886504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892248314284847">
                <text:p>0.89224831428484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5578742115882">
                <text:p>0.97557874211588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883792573696145">
                <text:p>0.88379257369614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41164109274885">
                <text:p>0.84116410927488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44605915363787">
                <text:p>0.84460591536378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89682443114886">
                <text:p>0.98968244311488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68173523558055">
                <text:p>0.96817352355805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81155951238944">
                <text:p>0.98115595123894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047870186714">
                <text:p>1.0004787018671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04865680671711">
                <text:p>0.904865680671711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33169066114805">
                <text:p>0.83316906611480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.04308110835558">
                <text:p>1.0430811083555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.19948232718839">
                <text:p>1.1994823271883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.17419865394211">
                <text:p>1.1741986539421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30523967108871">
                <text:p>0.9305239671088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26375620015073">
                <text:p>0.926375620015073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832799753770391">
                <text:p>0.83279975377039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646850418521045">
                <text:p>0.64685041852104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905.75">
                <text:p>5905.7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709.66666666667">
                <text:p>4709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